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</office:font-face-decls>
  <office:automatic-styles>
    <style:style style:name="Таблица1" style:family="table">
      <style:table-properties style:width="8.585cm" fo:margin-top="0cm" fo:margin-bottom="0cm" table:align="center" style:writing-mode="lr-tb"/>
    </style:style>
    <style:style style:name="Таблица1.A" style:family="table-column">
      <style:table-column-properties style:column-width="4.292cm"/>
    </style:style>
    <style:style style:name="Таблица1.B" style:family="table-column">
      <style:table-column-properties style:column-width="4.293cm"/>
    </style:style>
    <style:style style:name="Таблица1.1" style:family="table-row">
      <style:table-row-properties style:min-row-height="0.487cm"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style:min-row-height="0.473cm" fo:keep-together="auto"/>
    </style:style>
    <style:style style:name="Таблица3" style:family="table">
      <style:table-properties style:width="16.473cm" fo:margin-left="0.039cm" fo:margin-top="0cm" fo:margin-bottom="0cm" table:align="left" style:writing-mode="lr-tb"/>
    </style:style>
    <style:style style:name="Таблица3.A" style:family="table-column">
      <style:table-column-properties style:column-width="0.826cm"/>
    </style:style>
    <style:style style:name="Таблица3.B" style:family="table-column">
      <style:table-column-properties style:column-width="2.314cm"/>
    </style:style>
    <style:style style:name="Таблица3.C" style:family="table-column">
      <style:table-column-properties style:column-width="2.812cm"/>
    </style:style>
    <style:style style:name="Таблица3.D" style:family="table-column">
      <style:table-column-properties style:column-width="3.023cm"/>
    </style:style>
    <style:style style:name="Таблица3.E" style:family="table-column">
      <style:table-column-properties style:column-width="7.49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="0.212cm" fo:border="2.25pt outset #000000"/>
    </style:style>
    <style:style style:name="Таблица4" style:family="table">
      <style:table-properties style:width="16.473cm" fo:margin-left="0.039cm" fo:margin-top="0cm" fo:margin-bottom="0cm" table:align="left" style:writing-mode="lr-tb"/>
    </style:style>
    <style:style style:name="Таблица4.A" style:family="table-column">
      <style:table-column-properties style:column-width="0.826cm"/>
    </style:style>
    <style:style style:name="Таблица4.B" style:family="table-column">
      <style:table-column-properties style:column-width="2.325cm"/>
    </style:style>
    <style:style style:name="Таблица4.C" style:family="table-column">
      <style:table-column-properties style:column-width="2.969cm"/>
    </style:style>
    <style:style style:name="Таблица4.D" style:family="table-column">
      <style:table-column-properties style:column-width="3.179cm"/>
    </style:style>
    <style:style style:name="Таблица4.E" style:family="table-column">
      <style:table-column-properties style:column-width="7.176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middle" fo:padding="0.212cm" fo:border="2.25pt outset #000000"/>
    </style:style>
    <style:style style:name="Таблица4.A12" style:family="table-cell">
      <style:table-cell-properties style:vertical-align="middle" fo:padding="0.212cm" fo:border-left="2.25pt outset #000000" fo:border-right="2.25pt outset #000000" fo:border-top="none" fo:border-bottom="2.25pt outset #000000"/>
    </style:style>
    <style:style style:name="Таблица5" style:family="table">
      <style:table-properties style:width="16.473cm" fo:margin-left="0.039cm" fo:margin-top="0cm" fo:margin-bottom="0cm" table:align="left" style:writing-mode="lr-tb"/>
    </style:style>
    <style:style style:name="Таблица5.A" style:family="table-column">
      <style:table-column-properties style:column-width="0.826cm"/>
    </style:style>
    <style:style style:name="Таблица5.B" style:family="table-column">
      <style:table-column-properties style:column-width="2.325cm"/>
    </style:style>
    <style:style style:name="Таблица5.C" style:family="table-column">
      <style:table-column-properties style:column-width="2.969cm"/>
    </style:style>
    <style:style style:name="Таблица5.D" style:family="table-column">
      <style:table-column-properties style:column-width="3.179cm"/>
    </style:style>
    <style:style style:name="Таблица5.E" style:family="table-column">
      <style:table-column-properties style:column-width="7.176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padding="0.212cm" fo:border="2.25pt outset #000000"/>
    </style:style>
    <style:style style:name="Таблица5.11" style:family="table-row">
      <style:table-row-properties style:min-row-height="2.501cm" fo:keep-together="auto"/>
    </style:style>
    <style:style style:name="Таблица5.A12" style:family="table-cell">
      <style:table-cell-properties style:vertical-align="middle" fo:padding="0.212cm" fo:border-left="2.25pt outset #000000" fo:border-right="2.25pt outset #000000" fo:border-top="none" fo:border-bottom="2.25pt outset #000000"/>
    </style:style>
    <style:style style:name="Таблица6" style:family="table">
      <style:table-properties style:width="16.473cm" fo:margin-left="0.039cm" fo:margin-top="0cm" fo:margin-bottom="0cm" table:align="left" style:writing-mode="lr-tb"/>
    </style:style>
    <style:style style:name="Таблица6.A" style:family="table-column">
      <style:table-column-properties style:column-width="0.826cm"/>
    </style:style>
    <style:style style:name="Таблица6.B" style:family="table-column">
      <style:table-column-properties style:column-width="2.314cm"/>
    </style:style>
    <style:style style:name="Таблица6.C" style:family="table-column">
      <style:table-column-properties style:column-width="2.812cm"/>
    </style:style>
    <style:style style:name="Таблица6.D" style:family="table-column">
      <style:table-column-properties style:column-width="3.023cm"/>
    </style:style>
    <style:style style:name="Таблица6.E" style:family="table-column">
      <style:table-column-properties style:column-width="7.498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middle" fo:padding="0.212cm" fo:border="2.25pt outset #000000"/>
    </style:style>
    <style:style style:name="P1" style:family="paragraph" style:parent-style-name="Standard">
      <style:paragraph-properties fo:text-align="center" style:justify-single-word="false"/>
      <style:text-properties officeooo:paragraph-rsid="0018b80d"/>
    </style:style>
    <style:style style:name="P2" style:family="paragraph" style:parent-style-name="Standard">
      <style:paragraph-properties fo:orphans="0" fo:widows="0"/>
      <style:text-properties officeooo:paragraph-rsid="001c2f3c"/>
    </style:style>
    <style:style style:name="P3" style:family="paragraph" style:parent-style-name="Standard">
      <style:paragraph-properties fo:margin-top="0cm" fo:margin-bottom="0.423cm" style:contextual-spacing="false" fo:orphans="0" fo:widows="0"/>
      <style:text-properties officeooo:paragraph-rsid="001c2f3c"/>
    </style:style>
    <style:style style:name="P4" style:family="paragraph" style:parent-style-name="Standard">
      <style:paragraph-properties fo:margin-top="0cm" fo:margin-bottom="0.423cm" style:contextual-spacing="false" fo:orphans="0" fo:widows="0"/>
      <style:text-properties officeooo:paragraph-rsid="001e52d9"/>
    </style:style>
    <style:style style:name="P5" style:family="paragraph" style:parent-style-name="Standard">
      <style:paragraph-properties fo:margin-left="0cm" fo:margin-right="0.041cm" fo:text-align="justify" style:justify-single-word="false" fo:text-indent="0cm" style:auto-text-indent="false"/>
      <style:text-properties officeooo:paragraph-rsid="001c2f3c"/>
    </style:style>
    <style:style style:name="P6" style:family="paragraph" style:parent-style-name="Standard">
      <style:paragraph-properties fo:orphans="0" fo:widows="0"/>
      <style:text-properties officeooo:rsid="001c2f3c" officeooo:paragraph-rsid="001c2f3c"/>
    </style:style>
    <style:style style:name="P7" style:family="paragraph" style:parent-style-name="Standard">
      <style:paragraph-properties fo:margin-top="0cm" fo:margin-bottom="0.423cm" style:contextual-spacing="false" fo:orphans="0" fo:widows="0"/>
      <style:text-properties officeooo:rsid="001cbbeb" officeooo:paragraph-rsid="001cbbeb"/>
    </style:style>
    <style:style style:name="P8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font-size="16pt" officeooo:paragraph-rsid="0018b80d" style:font-size-asian="16pt" style:font-size-complex="16pt"/>
    </style:style>
    <style:style style:name="P9" style:family="paragraph" style:parent-style-name="Normal_20__28_Web_29_">
      <style:paragraph-properties fo:margin-top="0cm" fo:margin-bottom="0cm" style:contextual-spacing="false" fo:text-align="center" style:justify-single-word="false" fo:orphans="2" fo:widows="2"/>
      <style:text-properties fo:language="en" fo:country="US" fo:font-style="italic" fo:font-weight="bold" officeooo:paragraph-rsid="0018b80d" style:letter-kerning="false" style:font-style-asian="italic" style:font-weight-asian="bold" style:language-complex="ar" style:country-complex="SA" style:font-style-complex="italic" style:font-weight-complex="bold"/>
    </style:style>
    <style:style style:name="P10" style:family="paragraph" style:parent-style-name="Normal_20__28_Web_29_">
      <style:paragraph-properties fo:margin-top="0cm" fo:margin-bottom="0cm" style:contextual-spacing="false" fo:text-align="center" style:justify-single-word="false" fo:orphans="2" fo:widows="2"/>
      <style:text-properties fo:language="en" fo:country="US" officeooo:rsid="001c2f3c" officeooo:paragraph-rsid="001c2f3c" style:letter-kerning="false" style:language-complex="ar" style:country-complex="SA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paragraph-rsid="0018b80d" style:font-size-asian="16pt" style:font-weight-asian="bold" style:font-name-complex="Calibri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6pt" officeooo:paragraph-rsid="0018b80d" style:font-size-asian="16pt" style:font-name-complex="Calibri" style:font-size-complex="16pt"/>
    </style:style>
    <style:style style:name="P13" style:family="paragraph" style:parent-style-name="Standard" style:list-style-name="">
      <style:paragraph-properties fo:margin-top="0.494cm" fo:margin-bottom="0.494cm" style:contextual-spacing="false" fo:text-align="center" style:justify-single-word="false"/>
      <style:text-properties fo:color="#000000" loext:opacity="100%" fo:font-size="16pt" officeooo:paragraph-rsid="0018b80d" style:font-size-asian="16pt" style:font-name-complex="Calibri" style:font-size-complex="16pt"/>
    </style:style>
    <style:style style:name="P14" style:family="paragraph" style:parent-style-name="Standard" style:list-style-name="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fo:color="#000000" loext:opacity="100%" fo:font-size="13.5pt" officeooo:paragraph-rsid="001c2f3c" style:font-size-asian="13.5pt" style:font-size-complex="13.5pt"/>
    </style:style>
    <style:style style:name="P15" style:family="paragraph" style:parent-style-name="Standard" style:list-style-name="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fo:color="#000000" loext:opacity="100%" fo:font-size="13.5pt" officeooo:rsid="001e52d9" officeooo:paragraph-rsid="001e52d9" style:font-size-asian="13.5pt" style:font-size-complex="13.5pt"/>
    </style:style>
    <style:style style:name="P16" style:family="paragraph" style:parent-style-name="Standard" style:list-style-name="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officeooo:paragraph-rsid="001c2f3c"/>
    </style:style>
    <style:style style:name="P17" style:family="paragraph" style:parent-style-name="Standard" style:list-style-name="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officeooo:rsid="001e52d9" officeooo:paragraph-rsid="001e52d9"/>
    </style:style>
    <style:style style:name="P18" style:family="paragraph" style:parent-style-name="Standard">
      <style:paragraph-properties fo:margin-top="0cm" fo:margin-bottom="0.423cm" style:contextual-spacing="false" fo:orphans="0" fo:widows="0"/>
    </style:style>
    <style:style style:name="P19" style:family="paragraph" style:parent-style-name="Standard">
      <style:paragraph-properties fo:orphans="0" fo:widows="0"/>
      <style:text-properties officeooo:paragraph-rsid="001eb9d4"/>
    </style:style>
    <style:style style:name="P20" style:family="paragraph" style:parent-style-name="Standard">
      <style:paragraph-properties fo:margin-top="0cm" fo:margin-bottom="0.423cm" style:contextual-spacing="false" fo:orphans="0" fo:widows="0"/>
      <style:text-properties officeooo:paragraph-rsid="001eb9d4"/>
    </style:style>
    <style:style style:name="P21" style:family="paragraph" style:parent-style-name="Standard">
      <style:paragraph-properties fo:orphans="0" fo:widows="0"/>
      <style:text-properties officeooo:paragraph-rsid="0020df53"/>
    </style:style>
    <style:style style:name="P22" style:family="paragraph" style:parent-style-name="Standard">
      <style:paragraph-properties fo:margin-top="0cm" fo:margin-bottom="0.423cm" style:contextual-spacing="false" fo:orphans="0" fo:widows="0"/>
      <style:text-properties officeooo:paragraph-rsid="0020df53"/>
    </style:style>
    <style:style style:name="P23" style:family="paragraph" style:parent-style-name="Standard">
      <style:paragraph-properties fo:orphans="0" fo:widows="0"/>
      <style:text-properties officeooo:paragraph-rsid="00225a95"/>
    </style:style>
    <style:style style:name="P24" style:family="paragraph" style:parent-style-name="Standard">
      <style:paragraph-properties fo:orphans="0" fo:widows="0"/>
      <style:text-properties officeooo:paragraph-rsid="00231dd2"/>
    </style:style>
    <style:style style:name="P25" style:family="paragraph" style:parent-style-name="Standard">
      <style:paragraph-properties fo:margin-top="0cm" fo:margin-bottom="0.423cm" style:contextual-spacing="false" fo:orphans="0" fo:widows="0"/>
      <style:text-properties officeooo:paragraph-rsid="00231dd2"/>
    </style:style>
    <style:style style:name="P26" style:family="paragraph" style:parent-style-name="Standard">
      <style:text-properties officeooo:paragraph-rsid="001eb9d4"/>
    </style:style>
    <style:style style:name="P27" style:family="paragraph" style:parent-style-name="Standard">
      <style:paragraph-properties fo:orphans="0" fo:widows="0"/>
      <style:text-properties officeooo:rsid="001f3f8d" officeooo:paragraph-rsid="001f3f8d"/>
    </style:style>
    <style:style style:name="P28" style:family="paragraph" style:parent-style-name="Standard">
      <style:paragraph-properties fo:margin-top="0cm" fo:margin-bottom="0.423cm" style:contextual-spacing="false" fo:orphans="0" fo:widows="0"/>
      <style:text-properties officeooo:rsid="001f3f8d" officeooo:paragraph-rsid="001f3f8d"/>
    </style:style>
    <style:style style:name="P29" style:family="paragraph" style:parent-style-name="Standard">
      <style:paragraph-properties fo:margin-top="0cm" fo:margin-bottom="0.423cm" style:contextual-spacing="false" fo:text-align="start" style:justify-single-word="false" fo:orphans="0" fo:widows="0"/>
      <style:text-properties officeooo:rsid="001f3f8d" officeooo:paragraph-rsid="001f3f8d"/>
    </style:style>
    <style:style style:name="P30" style:family="paragraph" style:parent-style-name="Standard">
      <style:paragraph-properties fo:text-align="start" style:justify-single-word="false" fo:orphans="0" fo:widows="0"/>
      <style:text-properties officeooo:paragraph-rsid="001eb9d4"/>
    </style:style>
    <style:style style:name="P31" style:family="paragraph" style:parent-style-name="Standard">
      <style:paragraph-properties fo:margin-top="0cm" fo:margin-bottom="0.423cm" style:contextual-spacing="false" fo:text-align="start" style:justify-single-word="false" fo:orphans="0" fo:widows="0"/>
      <style:text-properties officeooo:paragraph-rsid="001f3f8d"/>
    </style:style>
    <style:style style:name="P3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officeooo:paragraph-rsid="001f3f8d"/>
    </style:style>
    <style:style style:name="P33" style:family="paragraph" style:parent-style-name="Standard" style:list-style-name="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Liberation Serif" fo:font-size="13.5pt" officeooo:paragraph-rsid="001f3f8d" style:font-size-asian="13.5pt" style:font-size-complex="13.5pt"/>
    </style:style>
    <style:style style:name="P34" style:family="paragraph" style:parent-style-name="Standard" style:list-style-name="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Liberation Serif" fo:font-size="13.5pt" officeooo:rsid="001f3f8d" officeooo:paragraph-rsid="001f3f8d" style:font-size-asian="13.5pt" style:font-size-complex="13.5pt"/>
    </style:style>
    <style:style style:name="P35" style:family="paragraph" style:parent-style-name="Standard" style:list-style-name="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text-position="0% 100%" style:font-name="Liberation Serif" fo:font-size="13.5pt" officeooo:rsid="001f3f8d" officeooo:paragraph-rsid="001f3f8d" style:font-size-asian="13.5pt" style:font-size-complex="13.5pt"/>
    </style:style>
    <style:style style:name="P36" style:family="paragraph" style:parent-style-name="Standard" style:list-style-name="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text-position="0% 100%" style:font-name="Liberation Serif" fo:font-size="13.5pt" fo:font-weight="normal" officeooo:rsid="00225a95" officeooo:paragraph-rsid="00225a95" style:font-size-asian="13.5pt" style:font-weight-asian="normal" style:font-size-complex="13.5pt" style:font-weight-complex="normal"/>
    </style:style>
    <style:style style:name="P37" style:family="paragraph" style:parent-style-name="Standard" style:list-style-name="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text-position="0% 100%" style:font-name="Liberation Serif" fo:font-size="13.5pt" fo:font-weight="normal" officeooo:rsid="00225a95" officeooo:paragraph-rsid="00231dd2" style:font-size-asian="13.5pt" style:font-weight-asian="normal" style:font-size-complex="13.5pt" style:font-weight-complex="normal"/>
    </style:style>
    <style:style style:name="P38" style:family="paragraph" style:parent-style-name="Standard">
      <style:text-properties officeooo:paragraph-rsid="0020df53"/>
    </style:style>
    <style:style style:name="P39" style:family="paragraph" style:parent-style-name="Standard">
      <style:paragraph-properties fo:orphans="0" fo:widows="0"/>
      <style:text-properties officeooo:rsid="0020df53" officeooo:paragraph-rsid="0020df53"/>
    </style:style>
    <style:style style:name="P40" style:family="paragraph" style:parent-style-name="Standard">
      <style:paragraph-properties fo:orphans="0" fo:widows="0"/>
      <style:text-properties officeooo:rsid="00225a95" officeooo:paragraph-rsid="00225a95"/>
    </style:style>
    <style:style style:name="P41" style:family="paragraph" style:parent-style-name="Standard">
      <style:paragraph-properties fo:margin-top="0cm" fo:margin-bottom="0.423cm" style:contextual-spacing="false" fo:orphans="0" fo:widows="0"/>
      <style:text-properties officeooo:rsid="00225a95" officeooo:paragraph-rsid="00225a95"/>
    </style:style>
    <style:style style:name="P42" style:family="paragraph" style:parent-style-name="Standard">
      <style:paragraph-properties fo:orphans="0" fo:widows="0"/>
      <style:text-properties style:text-underline-style="solid" style:text-underline-width="auto" style:text-underline-color="font-color" officeooo:rsid="00225a95" officeooo:paragraph-rsid="00225a95"/>
    </style:style>
    <style:style style:name="P43" style:family="paragraph" style:parent-style-name="Standard">
      <style:paragraph-properties fo:orphans="0" fo:widows="0"/>
      <style:text-properties style:text-underline-style="none" officeooo:rsid="00225a95" officeooo:paragraph-rsid="00225a95"/>
    </style:style>
    <style:style style:name="P44" style:family="paragraph" style:parent-style-name="Standard">
      <style:text-properties officeooo:paragraph-rsid="00231dd2"/>
    </style:style>
    <style:style style:name="T1" style:family="text">
      <style:text-properties fo:font-size="16pt" style:font-size-asian="16pt" style:font-name-complex="Calibri" style:font-size-complex="16pt"/>
    </style:style>
    <style:style style:name="T2" style:family="text">
      <style:text-properties fo:font-size="16pt" officeooo:rsid="0018b80d" style:font-size-asian="16pt" style:font-name-complex="Calibri" style:font-size-complex="16pt"/>
    </style:style>
    <style:style style:name="T3" style:family="text">
      <style:text-properties fo:font-size="16pt" fo:language="en" fo:country="US" style:font-size-asian="16pt" style:font-name-complex="Calibri" style:font-size-complex="16pt"/>
    </style:style>
    <style:style style:name="T4" style:family="text">
      <style:text-properties fo:color="#000000" loext:opacity="100%" fo:font-size="13.5pt" style:font-size-asian="13.5pt" style:font-size-complex="13.5pt"/>
    </style:style>
    <style:style style:name="T5" style:family="text">
      <style:text-properties fo:color="#000000" loext:opacity="100%" fo:font-size="13.5pt" style:font-size-asian="13.5pt" style:font-size-complex="13.5pt"/>
    </style:style>
    <style:style style:name="T6" style:family="text">
      <style:text-properties fo:color="#000000" loext:opacity="100%" fo:font-size="13.5pt" officeooo:rsid="00225a95" style:font-size-asian="13.5pt" style:font-size-complex="13.5pt"/>
    </style:style>
    <style:style style:name="T7" style:family="text">
      <style:text-properties fo:color="#000000" loext:opacity="100%" fo:font-size="13.5pt" officeooo:rsid="00246eb5" style:font-size-asian="13.5pt" style:font-size-complex="13.5pt"/>
    </style:style>
    <style:style style:name="T8" style:family="text">
      <style:text-properties fo:color="#000000" loext:opacity="100%" style:text-position="sub 58%" fo:font-size="13.5pt" style:font-size-asian="13.5pt" style:font-size-complex="13.5pt"/>
    </style:style>
    <style:style style:name="T9" style:family="text">
      <style:text-properties fo:color="#000000" loext:opacity="100%" style:text-position="sub 58%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font-weight="bold" style:font-weight-asian="bold" style:font-weight-complex="bold"/>
    </style:style>
    <style:style style:name="T12" style:family="text">
      <style:text-properties fo:color="#000000" loext:opacity="100%" officeooo:rsid="00246eb5"/>
    </style:style>
    <style:style style:name="T13" style:family="text">
      <style:text-properties fo:language="en" fo:country="US"/>
    </style:style>
    <style:style style:name="T14" style:family="text">
      <style:text-properties officeooo:rsid="001c2f3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officeooo:rsid="001c2f3c"/>
    </style:style>
    <style:style style:name="T18" style:family="text">
      <style:text-properties style:text-position="sub 58%" fo:font-size="10pt" style:font-size-asian="10pt" style:font-size-complex="10pt"/>
    </style:style>
    <style:style style:name="T19" style:family="text">
      <style:text-properties style:text-position="sub 58%" fo:font-style="italic" style:font-style-asian="italic" style:font-style-complex="italic"/>
    </style:style>
    <style:style style:name="T20" style:family="text">
      <style:text-properties style:text-position="sub 58%" fo:font-style="italic" officeooo:rsid="001f3f8d" style:font-style-asian="italic" style:font-style-complex="italic"/>
    </style:style>
    <style:style style:name="T21" style:family="text">
      <style:text-properties style:text-position="sub 58%" fo:font-style="italic" officeooo:rsid="00225a95" style:font-style-asian="italic" style:font-style-complex="italic"/>
    </style:style>
    <style:style style:name="T22" style:family="text">
      <style:text-properties style:text-position="sub 58%" officeooo:rsid="00225a95"/>
    </style:style>
    <style:style style:name="T23" style:family="text">
      <style:text-properties fo:font-size="14pt" style:font-size-asian="14pt" style:language-asian="ja" style:country-asian="JP" style:font-size-complex="14pt"/>
    </style:style>
    <style:style style:name="T24" style:family="text">
      <style:text-properties fo:font-size="14pt" fo:language="en" fo:country="US" fo:font-style="italic" fo:font-weight="bold" style:font-size-asian="14pt" style:language-asian="ja" style:country-asian="JP" style:font-style-asian="italic" style:font-weight-asian="bold" style:font-size-complex="14pt"/>
    </style:style>
    <style:style style:name="T25" style:family="text">
      <style:text-properties fo:font-size="14pt" fo:language="en" fo:country="US" fo:font-style="italic" fo:font-weight="bold" style:font-size-asian="14pt" style:language-asian="ja" style:country-asian="JP" style:font-style-asian="italic" style:font-weight-asian="bold" style:font-size-complex="14pt" style:font-weight-complex="bold"/>
    </style:style>
    <style:style style:name="T26" style:family="text">
      <style:text-properties style:font-name="Cambria Math" style:font-name-complex="Cambria Math1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officeooo:rsid="001cbbeb"/>
    </style:style>
    <style:style style:name="T29" style:family="text">
      <style:text-properties style:text-underline-style="solid" style:text-underline-width="auto" style:text-underline-color="font-color" officeooo:rsid="001eb9d4"/>
    </style:style>
    <style:style style:name="T30" style:family="text">
      <style:text-properties style:text-underline-style="solid" style:text-underline-width="auto" style:text-underline-color="font-color" officeooo:rsid="0020df53"/>
    </style:style>
    <style:style style:name="T31" style:family="text">
      <style:text-properties style:text-underline-style="solid" style:text-underline-width="auto" style:text-underline-color="font-color" officeooo:rsid="00225a95"/>
    </style:style>
    <style:style style:name="T32" style:family="text">
      <style:text-properties style:text-underline-style="solid" style:text-underline-width="auto" style:text-underline-color="font-color" officeooo:rsid="00231dd2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font-size="10pt" fo:font-style="italic" style:font-size-asian="10pt" style:font-style-asian="italic" style:font-size-complex="10pt" style:font-style-complex="italic"/>
    </style:style>
    <style:style style:name="T35" style:family="text">
      <style:text-properties officeooo:rsid="001cbbeb"/>
    </style:style>
    <style:style style:name="T36" style:family="text">
      <style:text-properties style:text-underline-style="none" officeooo:rsid="001cbbeb"/>
    </style:style>
    <style:style style:name="T37" style:family="text">
      <style:text-properties style:text-position="super 58%" fo:font-style="italic" style:font-style-asian="italic" style:font-style-complex="italic"/>
    </style:style>
    <style:style style:name="T38" style:family="text">
      <style:text-properties officeooo:rsid="001eb9d4"/>
    </style:style>
    <style:style style:name="T39" style:family="text">
      <style:text-properties fo:font-variant="normal" fo:text-transform="none" fo:color="#000000" loext:opacity="100%" style:font-name="Open Sans" fo:font-size="9pt" fo:letter-spacing="normal" fo:font-style="normal" style:text-underline-style="solid" style:text-underline-width="auto" style:text-underline-color="font-color" fo:font-weight="normal"/>
    </style:style>
    <style:style style:name="T40" style:family="text">
      <style:text-properties fo:font-variant="normal" fo:text-transform="none" fo:color="#000000" loext:opacity="100%" style:font-name="Open Sans" fo:font-size="9pt" fo:letter-spacing="normal" fo:font-style="normal" fo:font-weight="normal"/>
    </style:style>
    <style:style style:name="T41" style:family="text">
      <style:text-properties fo:font-variant="normal" fo:text-transform="none" fo:color="#000000" loext:opacity="100%" fo:letter-spacing="normal" fo:font-style="normal" fo:font-weight="normal"/>
    </style:style>
    <style:style style:name="T42" style:family="text">
      <style:text-properties fo:font-variant="normal" fo:text-transform="none" fo:color="#000000" loext:opacity="100%" fo:letter-spacing="normal" fo:font-style="normal"/>
    </style:style>
    <style:style style:name="T43" style:family="text">
      <style:text-properties fo:font-variant="normal" fo:text-transform="none" fo:color="#000000" loext:opacity="100%" style:text-position="sub 58%" fo:letter-spacing="normal" fo:font-style="normal" fo:font-weight="normal"/>
    </style:style>
    <style:style style:name="T44" style:family="text">
      <style:text-properties fo:font-variant="normal" fo:text-transform="none" fo:color="#000000" loext:opacity="100%" style:text-position="sub 58%" fo:letter-spacing="normal" fo:font-style="normal"/>
    </style:style>
    <style:style style:name="T45" style:family="text">
      <style:text-properties fo:font-variant="normal" fo:text-transform="none" fo:color="#000000" loext:opacity="100%" style:text-position="0% 100%" fo:letter-spacing="normal" fo:font-style="normal" fo:font-weight="normal"/>
    </style:style>
    <style:style style:name="T46" style:family="text">
      <style:text-properties officeooo:rsid="0020df53"/>
    </style:style>
    <style:style style:name="T47" style:family="text">
      <style:text-properties officeooo:rsid="00225a95"/>
    </style:style>
    <style:style style:name="T48" style:family="text">
      <style:text-properties officeooo:rsid="00231dd2"/>
    </style:style>
    <style:style style:name="T49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Дискретная математика</text:p>
      <text:p text:style-name="P1"><text:span text:style-name="T1"><text:s/>Домашнее задание №</text:span><text:span text:style-name="T2">5</text:span></text:p>
      <text:p text:style-name="P12">«Представление чисел с фиксированной и плавающей запятой в различных форматах»</text:p>
      <text:p text:style-name="P1"><text:span text:style-name="T1">Вариант №</text:span><text:span text:style-name="T2">10</text:span></text:p>
      <text:p text:style-name="P1"><text:span text:style-name="T1">Выполнил: Рубцов Арсений Дмитриевич (поток 1 </text:span><text:span text:style-name="T3">P</text:span><text:span text:style-name="T1">3106)</text:span></text:p>
      <text:p text:style-name="P8">Варианты зада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9">A</text:p>
          </table:table-cell>
          <table:table-cell table:style-name="Таблица1.A1" office:value-type="string">
            <text:p text:style-name="P9">B</text:p>
          </table:table-cell>
        </table:table-row>
        <table:table-row table:style-name="Таблица1.2">
          <table:table-cell table:style-name="Таблица1.A1" office:value-type="string">
            <text:p text:style-name="P10">3072</text:p>
          </table:table-cell>
          <table:table-cell table:style-name="Таблица1.A1" office:value-type="string">
            <text:p text:style-name="P10">31</text:p>
          </table:table-cell>
        </table:table-row>
      </table:table>
      <text:h text:style-name="P13" text:outline-level="1">Ход работы</text:h>
      <text:h text:style-name="P16" text:outline-level="1"/>
      <text:h text:style-name="P16" text:outline-level="1">[+<text:span text:style-name="T15">A</text:span>]<text:span text:style-name="T16">пр</text:span> = 0<text:span text:style-name="T13">.</text:span>000<text:span text:style-name="T14">110000000000</text:span></text:h>
      <text:h text:style-name="P16" text:outline-level="1">[-<text:span text:style-name="T15">A</text:span>]<text:span text:style-name="T17">доп</text:span> = <text:span text:style-name="T14">1.1110011111111111</text:span></text:h>
      <text:h text:style-name="P16" text:outline-level="1">[+<text:span text:style-name="T15">B</text:span>]<text:span text:style-name="T16">пр</text:span> = <text:span text:style-name="T14">0.0011111</text:span></text:h>
      <text:h text:style-name="P16" text:outline-level="1">[-<text:span text:style-name="T15">B</text:span>]<text:span text:style-name="T17">доп</text:span> = <text:span text:style-name="T14">1.1100001</text:span></text:h>
      <text:h text:style-name="P16" text:outline-level="1"/>
      <text:p text:style-name="P5"><text:span text:style-name="T23">1) Делимое положительное (</text:span><text:span text:style-name="T24">A</text:span><text:span text:style-name="T23"> &gt; 0), делитель положительный (</text:span><text:span text:style-name="T24">B</text:span><text:span text:style-name="T23"> &gt; 0):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2">№</text:p>
          </table:table-cell>
          <table:table-cell table:style-name="Таблица3.A1" office:value-type="string">
            <text:p text:style-name="P2">Операнды<text:line-break/>и действия</text:p>
          </table:table-cell>
          <table:table-cell table:style-name="Таблица3.A1" office:value-type="string">
            <text:p text:style-name="P2">Делимое и<text:span text:style-name="apple-converted-space"> </text:span><text:line-break/>остаток (старшие)</text:p>
          </table:table-cell>
          <table:table-cell table:style-name="Таблица3.A1" office:value-type="string">
            <text:p text:style-name="P2">Делимое и<text:span text:style-name="apple-converted-space"> </text:span><text:line-break/>остаток (младшие),<text:line-break/>частное</text:p>
          </table:table-cell>
          <table:table-cell table:style-name="Таблица3.A1" office:value-type="string">
            <text:p text:style-name="P2">Пояснения</text:p>
          </table:table-cell>
        </table:table-row>
        <table:table-row table:style-name="Таблица3.1">
          <table:table-cell table:style-name="Таблица3.A1" office:value-type="string">
            <text:p text:style-name="P2">1</text:p>
          </table:table-cell>
          <table:table-cell table:style-name="Таблица3.A1" office:value-type="string">
            <text:p text:style-name="P2">2</text:p>
          </table:table-cell>
          <table:table-cell table:style-name="Таблица3.A1" office:value-type="string">
            <text:p text:style-name="P2">3</text:p>
          </table:table-cell>
          <table:table-cell table:style-name="Таблица3.A1" office:value-type="string">
            <text:p text:style-name="P2">4</text:p>
          </table:table-cell>
          <table:table-cell table:style-name="Таблица3.A1" office:value-type="string">
            <text:p text:style-name="P2">5</text:p>
          </table:table-cell>
        </table:table-row>
        <table:table-row table:style-name="Таблица3.1">
          <table:table-cell table:style-name="Таблица3.A1" office:value-type="string">
            <text:p text:style-name="P2">0</text:p>
          </table:table-cell>
          <table:table-cell table:style-name="Таблица3.A1" office:value-type="string">
            <text:p text:style-name="P2">[<text:span text:style-name="T15">A</text:span>]<text:span text:style-name="T16">пр</text:span></text:p>
          </table:table-cell>
          <table:table-cell table:style-name="Таблица3.A1" office:value-type="string">
            <text:p text:style-name="P6">00001100</text:p>
          </table:table-cell>
          <table:table-cell table:style-name="Таблица3.A1" office:value-type="string">
            <text:p text:style-name="P6">00000000</text:p>
          </table:table-cell>
          <table:table-cell table:style-name="Таблица3.A1" office:value-type="string">
            <text:p text:style-name="P2">Делимое</text:p>
          </table:table-cell>
        </table:table-row>
        <table:table-row table:style-name="Таблица3.1">
          <table:table-cell table:style-name="Таблица3.A1" office:value-type="string">
            <text:p text:style-name="P2">1</text:p>
          </table:table-cell>
          <table:table-cell table:style-name="Таблица3.A1" office:value-type="string">
            <text:p text:style-name="P3">[<text:span text:style-name="T15">A</text:span>]<text:span text:style-name="T16">пр</text:span><text:span text:style-name="apple-converted-space"> </text:span><text:span text:style-name="T26">⃖</text:span><text:line-break/>[<text:span text:style-name="T15">-B</text:span>]<text:span text:style-name="T16">доп</text:span><text:line-break/><text:span text:style-name="T15">R</text:span><text:span text:style-name="T16">1</text:span><text:line-break/><text:line-break/></text:p>
          </table:table-cell>
          <table:table-cell table:style-name="Таблица3.A1" office:value-type="string">
            <text:p text:style-name="P2"><text:span text:style-name="T14">0001</text:span><text:span text:style-name="T35">1000</text:span><text:line-break/><text:span text:style-name="T28">11100001</text:span><text:line-break/>1111<text:span text:style-name="T14">1</text:span><text:span text:style-name="T35">001</text:span><text:line-break/><text:line-break/><text:line-break/>1111<text:span text:style-name="T14">1001</text:span><text:line-break/><text:span text:style-name="T33">ЗнR</text:span><text:span text:style-name="T18">1</text:span><text:span text:style-name="apple-converted-space"> </text:span><text:span text:style-name="T33">≠ ЗнB</text:span></text:p>
          </table:table-cell>
          <table:table-cell table:style-name="Таблица3.A1" office:value-type="string">
            <text:p text:style-name="P2"><text:span text:style-name="T14">0000000</text:span>|0<text:line-break/><text:line-break/><text:line-break/><text:line-break/><text:line-break/>00<text:span text:style-name="T14">0</text:span>000|0</text:p>
          </table:table-cell>
          <table:table-cell table:style-name="Таблица3.A1" office:value-type="string">
            <text:p text:style-name="P2">Сдвиг делимого влево<text:line-break/>Вычитание делителя<text:line-break/>Знак первого остатка не совпадает со знаком делимого-делителя корректно<text:line-break/><text:line-break/>Формирование цифры частного</text:p>
          </table:table-cell>
        </table:table-row>
        <table:table-row table:style-name="Таблица3.1">
          <table:table-cell table:style-name="Таблица3.A1" office:value-type="string">
            <text:p text:style-name="P2">2</text:p>
          </table:table-cell>
          <table:table-cell table:style-name="Таблица3.A1" office:value-type="string">
            <text:p text:style-name="P3"><text:span text:style-name="T15">R</text:span><text:span text:style-name="T16">1</text:span><text:span text:style-name="apple-converted-space"> </text:span><text:span text:style-name="T26">⃖</text:span><text:span text:style-name="apple-converted-space"> </text:span><text:line-break/>[<text:span text:style-name="T15">B</text:span>]<text:span text:style-name="T16">пр</text:span><text:line-break/><text:span text:style-name="T15">R</text:span><text:span text:style-name="T16">2</text:span></text:p>
          </table:table-cell>
          <table:table-cell table:style-name="Таблица3.A1" office:value-type="string">
            <text:p text:style-name="P2">111<text:span text:style-name="T35">10010</text:span><text:line-break/><text:span text:style-name="T28">00011111</text:span><text:line-break/>000<text:span text:style-name="T35">10001</text:span><text:line-break/><text:span text:style-name="T33">Зн</text:span><text:span text:style-name="T34">R</text:span><text:span text:style-name="T18">2</text:span><text:span text:style-name="apple-converted-space"> </text:span><text:span text:style-name="T33">= ЗнВ</text:span></text:p>
          </table:table-cell>
          <table:table-cell table:style-name="Таблица3.A1" office:value-type="string">
            <text:p text:style-name="P3"><text:span text:style-name="T35">000000</text:span>|00<text:line-break/><text:line-break/>0<text:span text:style-name="T35">0</text:span>00<text:span text:style-name="T35">0</text:span>0|01</text:p>
          </table:table-cell>
          <table:table-cell table:style-name="Таблица3.A1" office:value-type="string">
            <text:p text:style-name="P3">Сдвиг остатка влево<text:line-break/>Сложение с делителем<text:line-break/>Формирование цифры частного</text:p>
          </table:table-cell>
        </table:table-row>
        <table:table-row table:style-name="Таблица3.1">
          <table:table-cell table:style-name="Таблица3.A1" office:value-type="string">
            <text:p text:style-name="P2">3</text:p>
          </table:table-cell>
          <table:table-cell table:style-name="Таблица3.A1" office:value-type="string">
            <text:p text:style-name="P3"><text:span text:style-name="T15">R</text:span><text:span text:style-name="T16">2</text:span><text:span text:style-name="apple-converted-space"> </text:span><text:span text:style-name="T26">⃖</text:span><text:span text:style-name="apple-converted-space"> </text:span><text:line-break/>[<text:span text:style-name="T15">-B</text:span>]<text:span text:style-name="T16">доп</text:span><text:line-break/><text:span text:style-name="T15">R</text:span><text:span text:style-name="T16">3</text:span></text:p>
          </table:table-cell>
          <table:table-cell table:style-name="Таблица3.A1" office:value-type="string">
            <text:p text:style-name="P2">00<text:span text:style-name="T35">100010</text:span><text:line-break/><text:span text:style-name="T27">111</text:span><text:span text:style-name="T28">00001</text:span><text:line-break/><text:span text:style-name="T35">00000011</text:span><text:line-break/><text:span text:style-name="T33">Зн</text:span><text:span text:style-name="T34">R</text:span><text:span text:style-name="T18">3</text:span><text:span text:style-name="apple-converted-space"> </text:span><text:span text:style-name="T33">≠ ЗнВ</text:span></text:p>
          </table:table-cell>
          <table:table-cell table:style-name="Таблица3.A1" office:value-type="string">
            <text:p text:style-name="P3"><text:span text:style-name="T35">00000</text:span>|010<text:line-break/><text:line-break/><text:span text:style-name="T35">0</text:span>00<text:span text:style-name="T35">0</text:span>0|01<text:span text:style-name="T35">1</text:span></text:p>
          </table:table-cell>
          <table:table-cell table:style-name="Таблица3.A1" office:value-type="string">
            <text:p text:style-name="P3">Сдвиг остатка влево<text:line-break/>Вычитание делителя<text:line-break/>Формирование цифры частного</text:p>
          </table:table-cell>
        </table:table-row>
        <text:soft-page-break/>
        <table:table-row table:style-name="Таблица3.1">
          <table:table-cell table:style-name="Таблица3.A1" office:value-type="string">
            <text:p text:style-name="P2">4</text:p>
          </table:table-cell>
          <table:table-cell table:style-name="Таблица3.A1" office:value-type="string">
            <text:p text:style-name="P3"><text:span text:style-name="T15">R</text:span><text:span text:style-name="T16">3</text:span><text:span text:style-name="apple-converted-space"> </text:span><text:span text:style-name="T26">⃖</text:span><text:span text:style-name="apple-converted-space"> </text:span><text:line-break/>[<text:span text:style-name="T15">B</text:span>]<text:span text:style-name="T16">пр</text:span><text:line-break/><text:span text:style-name="T15">R</text:span><text:span text:style-name="T16">4</text:span></text:p>
          </table:table-cell>
          <table:table-cell table:style-name="Таблица3.A1" office:value-type="string">
            <text:p text:style-name="P2"><text:span text:style-name="T35">00000110</text:span><text:line-break/><text:span text:style-name="T28">11100001</text:span><text:line-break/><text:span text:style-name="T35">00000011</text:span><text:line-break/><text:span text:style-name="T33">Зн</text:span><text:span text:style-name="T34">R</text:span><text:span text:style-name="T18">4</text:span><text:span text:style-name="apple-converted-space"> </text:span><text:span text:style-name="T33">≠ ЗнВ</text:span></text:p>
          </table:table-cell>
          <table:table-cell table:style-name="Таблица3.A1" office:value-type="string">
            <text:p text:style-name="P3">00<text:span text:style-name="T35">0</text:span>0|01<text:span text:style-name="T35">1</text:span>0<text:line-break/><text:line-break/>00<text:span text:style-name="T35">0</text:span>0|01<text:span text:style-name="T35">1</text:span>0</text:p>
          </table:table-cell>
          <table:table-cell table:style-name="Таблица3.A1" office:value-type="string">
            <text:p text:style-name="P3">Сдвиг остатка влево<text:line-break/>Сложение с делителем<text:line-break/>Формирование цифры частного</text:p>
          </table:table-cell>
        </table:table-row>
        <table:table-row table:style-name="Таблица3.1">
          <table:table-cell table:style-name="Таблица3.A1" office:value-type="string">
            <text:p text:style-name="P2">5</text:p>
          </table:table-cell>
          <table:table-cell table:style-name="Таблица3.A1" office:value-type="string">
            <text:p text:style-name="P3"><text:span text:style-name="T15">R</text:span><text:span text:style-name="T16">4</text:span><text:span text:style-name="apple-converted-space"> </text:span><text:span text:style-name="T26">⃖</text:span><text:span text:style-name="apple-converted-space"> </text:span><text:line-break/>[<text:span text:style-name="T15">B</text:span>]<text:span text:style-name="T16">пр</text:span><text:line-break/><text:span text:style-name="T15">R</text:span><text:span text:style-name="T16">5</text:span></text:p>
          </table:table-cell>
          <table:table-cell table:style-name="Таблица3.A1" office:value-type="string">
            <text:p text:style-name="P2">11<text:span text:style-name="T35">0</text:span>0<text:span text:style-name="T35">111</text:span>0<text:line-break/><text:span text:style-name="T27">0001</text:span><text:span text:style-name="T28">1111</text:span><text:line-break/>111<text:span text:style-name="T35">01101</text:span><text:line-break/><text:span text:style-name="T33">Зн</text:span><text:span text:style-name="T34">R</text:span><text:span text:style-name="T18">5</text:span><text:span text:style-name="apple-converted-space"> </text:span><text:span text:style-name="T33">≠ ЗнВ</text:span></text:p>
          </table:table-cell>
          <table:table-cell table:style-name="Таблица3.A1" office:value-type="string">
            <text:p text:style-name="P3">0<text:span text:style-name="T35">0</text:span>0|01<text:span text:style-name="T35">1</text:span>00<text:line-break/><text:line-break/>0<text:span text:style-name="T35">0</text:span>0|01<text:span text:style-name="T35">1</text:span>00</text:p>
          </table:table-cell>
          <table:table-cell table:style-name="Таблица3.A1" office:value-type="string">
            <text:p text:style-name="P3">Сдвиг остатка влево<text:line-break/>Сложение с делителем<text:line-break/>Формирование цифры частного</text:p>
          </table:table-cell>
        </table:table-row>
        <table:table-row table:style-name="Таблица3.1">
          <table:table-cell table:style-name="Таблица3.A1" office:value-type="string">
            <text:p text:style-name="P2">6</text:p>
          </table:table-cell>
          <table:table-cell table:style-name="Таблица3.A1" office:value-type="string">
            <text:p text:style-name="P3"><text:span text:style-name="T15">R</text:span><text:span text:style-name="T16">5</text:span><text:span text:style-name="apple-converted-space"> </text:span><text:span text:style-name="T26">⃖</text:span><text:span text:style-name="apple-converted-space"> </text:span><text:line-break/>[<text:span text:style-name="T15">B</text:span>]<text:span text:style-name="T16">пр</text:span><text:line-break/><text:span text:style-name="T15">R</text:span><text:span text:style-name="T16">6</text:span></text:p>
          </table:table-cell>
          <table:table-cell table:style-name="Таблица3.A1" office:value-type="string">
            <text:p text:style-name="P2">11<text:span text:style-name="T35">011010</text:span><text:line-break/><text:span text:style-name="T27">00</text:span><text:span text:style-name="T28">011111</text:span><text:line-break/><text:span text:style-name="T35">11111001</text:span><text:line-break/><text:span text:style-name="T33">Зн</text:span><text:span text:style-name="T34">R</text:span><text:span text:style-name="T18">6</text:span><text:span text:style-name="apple-converted-space"> </text:span><text:span text:style-name="T33">= ЗнВ</text:span></text:p>
          </table:table-cell>
          <table:table-cell table:style-name="Таблица3.A1" office:value-type="string">
            <text:p text:style-name="P3"><text:span text:style-name="T35">0</text:span>0|0<text:span text:style-name="T35">11</text:span>000<text:line-break/><text:line-break/><text:span text:style-name="T35">0</text:span>0|01<text:span text:style-name="T35">1</text:span>00<text:span text:style-name="T35">0</text:span></text:p>
          </table:table-cell>
          <table:table-cell table:style-name="Таблица3.A1" office:value-type="string">
            <text:p text:style-name="P3">Сдвиг остатка влево<text:line-break/>Сложение с делителем<text:line-break/>Формирование цифры частного</text:p>
          </table:table-cell>
        </table:table-row>
        <table:table-row table:style-name="Таблица3.1">
          <table:table-cell table:style-name="Таблица3.A1" office:value-type="string">
            <text:p text:style-name="P2">7</text:p>
          </table:table-cell>
          <table:table-cell table:style-name="Таблица3.A1" office:value-type="string">
            <text:p text:style-name="P3"><text:span text:style-name="T15">R</text:span><text:span text:style-name="T16">6</text:span><text:span text:style-name="apple-converted-space"> </text:span><text:span text:style-name="T26">⃖</text:span><text:span text:style-name="apple-converted-space"> </text:span><text:line-break/>[<text:span text:style-name="T15">-B</text:span>]<text:span text:style-name="T16">доп</text:span><text:line-break/><text:span text:style-name="T15">R</text:span><text:span text:style-name="T16">7</text:span></text:p>
          </table:table-cell>
          <table:table-cell table:style-name="Таблица3.A1" office:value-type="string">
            <text:p text:style-name="P2"><text:span text:style-name="T35">11110010</text:span><text:line-break/><text:span text:style-name="T28">00011111</text:span><text:line-break/><text:span text:style-name="T35">00010001</text:span><text:line-break/><text:span text:style-name="T33">Зн</text:span><text:span text:style-name="T34">R</text:span><text:span text:style-name="T18">7</text:span><text:span text:style-name="apple-converted-space"> </text:span><text:span text:style-name="T33">= ЗнВ</text:span></text:p>
          </table:table-cell>
          <table:table-cell table:style-name="Таблица3.A1" office:value-type="string">
            <text:p text:style-name="P3">0|01<text:span text:style-name="T35">10000</text:span><text:line-break/><text:line-break/>0|01<text:span text:style-name="T35">10001</text:span></text:p>
          </table:table-cell>
          <table:table-cell table:style-name="Таблица3.A1" office:value-type="string">
            <text:p text:style-name="P3">Сдвиг остатка влево<text:line-break/>Вычитание делителя<text:line-break/>Формирование цифры частного</text:p>
          </table:table-cell>
        </table:table-row>
        <table:table-row table:style-name="Таблица3.1">
          <table:table-cell table:style-name="Таблица3.A1" office:value-type="string">
            <text:p text:style-name="P2">8</text:p>
          </table:table-cell>
          <table:table-cell table:style-name="Таблица3.A1" office:value-type="string">
            <text:p text:style-name="P3"><text:span text:style-name="T15">R</text:span><text:span text:style-name="T16">7</text:span><text:span text:style-name="apple-converted-space"> </text:span><text:span text:style-name="T26">⃖</text:span><text:span text:style-name="apple-converted-space"> </text:span><text:line-break/>[<text:span text:style-name="T15">-B</text:span>]<text:span text:style-name="T16">доп</text:span><text:line-break/><text:span text:style-name="T15">R</text:span><text:span text:style-name="T16">8</text:span></text:p>
          </table:table-cell>
          <table:table-cell table:style-name="Таблица3.A1" office:value-type="string">
            <text:p text:style-name="P2"><text:span text:style-name="T27">000</text:span><text:span text:style-name="T28">11111</text:span><text:line-break/><text:span text:style-name="T36">00000011</text:span><text:line-break/></text:p>
          </table:table-cell>
          <table:table-cell table:style-name="Таблица3.A1" office:value-type="string">
            <text:p text:style-name="P7">01100011</text:p>
          </table:table-cell>
          <table:table-cell table:style-name="Таблица3.A1" office:value-type="string">
            <text:p text:style-name="P4">Коррекция остатка: сложение с делителем<text:line-break/>Результат</text:p>
          </table:table-cell>
        </table:table-row>
      </table:table>
      <text:h text:style-name="P14" text:outline-level="1"/>
      <text:h text:style-name="P15" text:outline-level="1">В результате выполнения операции получено положительное частное и положительный остаток</text:h>
      <text:h text:style-name="P17" text:outline-level="1"><text:span text:style-name="T4">[C]</text:span><text:span text:style-name="T8">пр</text:span><text:span text:style-name="T4"> = 0.1100011</text:span><text:span text:style-name="T8">2</text:span><text:span text:style-name="T4"> = 99</text:span><text:span text:style-name="T8">10</text:span></text:h>
      <text:h text:style-name="P17" text:outline-level="1"><text:span text:style-name="T4">[R]</text:span><text:span text:style-name="T8">пр</text:span><text:span text:style-name="T4"> = 0.0000011</text:span><text:span text:style-name="T8">2</text:span><text:span text:style-name="T4"> = 3</text:span><text:span text:style-name="T8">10</text:span></text:h>
      <text:h text:style-name="P17" text:outline-level="1"><text:span text:style-name="T8"/></text:h>
      <text:p text:style-name="P26"><text:span text:style-name="T10">2)</text:span><text:span text:style-name="T11"> </text:span><text:span text:style-name="T23">Делимое отрицательное (</text:span><text:span text:style-name="T25">A</text:span><text:span text:style-name="T23"> &lt; 0), делитель положительный (</text:span><text:span text:style-name="T25">B</text:span><text:span text:style-name="T23"> &gt; 0):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19">№</text:p>
          </table:table-cell>
          <table:table-cell table:style-name="Таблица4.A1" office:value-type="string">
            <text:p text:style-name="P19">Операнды<text:line-break/>и действия</text:p>
          </table:table-cell>
          <table:table-cell table:style-name="Таблица4.A1" office:value-type="string">
            <text:p text:style-name="P19">Делимое и<text:span text:style-name="apple-converted-space"> </text:span><text:line-break/>остаток (старшие)</text:p>
          </table:table-cell>
          <table:table-cell table:style-name="Таблица4.A1" office:value-type="string">
            <text:p text:style-name="P19">Делимое и<text:span text:style-name="apple-converted-space"> </text:span><text:line-break/>остаток (младшие),<text:line-break/>частное</text:p>
          </table:table-cell>
          <table:table-cell table:style-name="Таблица4.A1" office:value-type="string">
            <text:p text:style-name="P19">Пояснения</text:p>
          </table:table-cell>
        </table:table-row>
        <table:table-row table:style-name="Таблица4.1">
          <table:table-cell table:style-name="Таблица4.A1" office:value-type="string">
            <text:p text:style-name="P19">1</text:p>
          </table:table-cell>
          <table:table-cell table:style-name="Таблица4.A1" office:value-type="string">
            <text:p text:style-name="P19">2</text:p>
          </table:table-cell>
          <table:table-cell table:style-name="Таблица4.A1" office:value-type="string">
            <text:p text:style-name="P19">3</text:p>
          </table:table-cell>
          <table:table-cell table:style-name="Таблица4.A1" office:value-type="string">
            <text:p text:style-name="P19">4</text:p>
          </table:table-cell>
          <table:table-cell table:style-name="Таблица4.A1" office:value-type="string">
            <text:p text:style-name="P19">5</text:p>
          </table:table-cell>
        </table:table-row>
        <table:table-row table:style-name="Таблица4.1">
          <table:table-cell table:style-name="Таблица4.A1" office:value-type="string">
            <text:p text:style-name="P19">0</text:p>
          </table:table-cell>
          <table:table-cell table:style-name="Таблица4.A1" office:value-type="string">
            <text:p text:style-name="P19">[<text:span text:style-name="T15">A</text:span>]<text:span text:style-name="T16">доп</text:span></text:p>
          </table:table-cell>
          <table:table-cell table:style-name="Таблица4.A1" office:value-type="string">
            <text:p text:style-name="P19">1111<text:span text:style-name="T38">0100</text:span></text:p>
          </table:table-cell>
          <table:table-cell table:style-name="Таблица4.A1" office:value-type="string">
            <text:p text:style-name="P19">0<text:span text:style-name="T38">0000000</text:span></text:p>
          </table:table-cell>
          <table:table-cell table:style-name="Таблица4.A1" office:value-type="string">
            <text:p text:style-name="P19">Делимое</text:p>
          </table:table-cell>
        </table:table-row>
        <table:table-row table:style-name="Таблица4.1">
          <table:table-cell table:style-name="Таблица4.A1" office:value-type="string">
            <text:p text:style-name="P19">1</text:p>
          </table:table-cell>
          <table:table-cell table:style-name="Таблица4.A1" office:value-type="string">
            <text:p text:style-name="P20">[<text:span text:style-name="T15">B</text:span>]<text:span text:style-name="T16">пр</text:span><text:line-break/><text:span text:style-name="T15">R</text:span><text:span text:style-name="T19">1</text:span><text:span text:style-name="T37">'</text:span><text:span text:style-name="T15"><text:line-break/>R</text:span><text:span text:style-name="T19">1</text:span><text:span text:style-name="T37">'</text:span><text:span text:style-name="apple-converted-space"> </text:span><text:span text:style-name="T26">⃖</text:span><text:line-break/>[<text:span text:style-name="T15">B</text:span>]<text:span text:style-name="T16">пр</text:span><text:line-break/><text:span text:style-name="T15">R</text:span><text:span text:style-name="T19">1</text:span><text:line-break/><text:line-break/></text:p>
          </table:table-cell>
          <table:table-cell table:style-name="Таблица4.A1" office:value-type="string">
            <text:p text:style-name="P19"><text:span text:style-name="T27">00000000</text:span><text:line-break/>1<text:span text:style-name="T38">1110100</text:span><text:line-break/><text:line-break/><text:span text:style-name="T38">11101000</text:span><text:line-break/><text:span text:style-name="T27">000</text:span><text:span text:style-name="T29">11111</text:span><text:line-break/>000<text:span text:style-name="T38">00111</text:span><text:span text:style-name="apple-converted-space"> </text:span><text:line-break/><text:line-break/>0000<text:span text:style-name="T38">0111</text:span><text:line-break/><text:span text:style-name="T33">ЗнR</text:span><text:span text:style-name="T18">1</text:span><text:span text:style-name="apple-converted-space"> </text:span><text:span text:style-name="T33">= ЗнB</text:span></text:p>
          </table:table-cell>
          <table:table-cell table:style-name="Таблица4.A1" office:value-type="string">
            <text:p text:style-name="P20"><text:span text:style-name="T27">00011</text:span><text:span text:style-name="T29">111</text:span><text:line-break/><text:span text:style-name="T38">00011111</text:span><text:line-break/><text:line-break/>00<text:span text:style-name="T38">11111</text:span>|0<text:line-break/><text:line-break/><text:line-break/><text:line-break/>0<text:span text:style-name="T38">011111</text:span>|1</text:p>
          </table:table-cell>
          <table:table-cell table:style-name="Таблица4.A1" office:value-type="string">
            <text:p text:style-name="P20">Сложение с делителем, выровненным<text:line-break/>по младшим разрядам<text:line-break/><text:line-break/>Сдвиг остатка влево<text:line-break/>Сложение с делителем выровненным по старшим разрядам<text:line-break/>Знак первого остатка не совпадает<text:line-break/>со знаком делимого-делителя <text:soft-page-break/>корректно<text:line-break/>Формирование знака частного</text:p>
          </table:table-cell>
        </table:table-row>
        <table:table-row table:style-name="Таблица4.1">
          <table:table-cell table:style-name="Таблица4.A1" office:value-type="string">
            <text:p text:style-name="P19">2</text:p>
          </table:table-cell>
          <table:table-cell table:style-name="Таблица4.A1" office:value-type="string">
            <text:p text:style-name="P20"><text:span text:style-name="T15">R</text:span><text:span text:style-name="T16">1</text:span><text:span text:style-name="apple-converted-space"> </text:span><text:span text:style-name="T26">⃖</text:span><text:span text:style-name="apple-converted-space"> </text:span><text:line-break/>[<text:span text:style-name="T15">-B</text:span>]<text:span text:style-name="T16">доп</text:span><text:line-break/><text:span text:style-name="T15">R</text:span><text:span text:style-name="T16">2</text:span></text:p>
          </table:table-cell>
          <table:table-cell table:style-name="Таблица4.A1" office:value-type="string">
            <text:p text:style-name="P19">000<text:span text:style-name="T38">01110</text:span><text:line-break/><text:span text:style-name="T27">111</text:span><text:span text:style-name="T29">00001</text:span><text:line-break/>111<text:span text:style-name="T38">01111</text:span><text:line-break/><text:span text:style-name="T33">Зн</text:span><text:span text:style-name="T34">R</text:span><text:span text:style-name="T18">2</text:span><text:span text:style-name="apple-converted-space"> </text:span><text:span text:style-name="T33">≠ ЗнВ</text:span></text:p>
          </table:table-cell>
          <table:table-cell table:style-name="Таблица4.A1" office:value-type="string">
            <text:p text:style-name="P20">0<text:span text:style-name="T38">11111</text:span>|10<text:line-break/><text:line-break/>0<text:span text:style-name="T38">11111</text:span>|10</text:p>
          </table:table-cell>
          <table:table-cell table:style-name="Таблица4.A1" office:value-type="string">
            <text:p text:style-name="P20">Сдвиг остатка влево<text:line-break/>Вычитание делителя<text:line-break/>Формирование цифры частного</text:p>
          </table:table-cell>
        </table:table-row>
        <table:table-row table:style-name="Таблица4.1">
          <table:table-cell table:style-name="Таблица4.A1" office:value-type="string">
            <text:p text:style-name="P19">3</text:p>
          </table:table-cell>
          <table:table-cell table:style-name="Таблица4.A1" office:value-type="string">
            <text:p text:style-name="P20"><text:span text:style-name="T15">R</text:span><text:span text:style-name="T16">2</text:span><text:span text:style-name="apple-converted-space"> </text:span><text:span text:style-name="T26">⃖</text:span><text:span text:style-name="apple-converted-space"> </text:span><text:line-break/>[<text:span text:style-name="T15">B</text:span>]<text:span text:style-name="T16">пр</text:span><text:line-break/><text:span text:style-name="T15">R</text:span><text:span text:style-name="T16">3</text:span></text:p>
          </table:table-cell>
          <table:table-cell table:style-name="Таблица4.A1" office:value-type="string">
            <text:p text:style-name="P19"><text:span text:style-name="T38">11011110</text:span><text:line-break/><text:span text:style-name="T27">0001</text:span><text:span text:style-name="T29">1111</text:span><text:line-break/><text:span text:style-name="T38">11111101</text:span><text:line-break/><text:span text:style-name="T33">Зн</text:span><text:span text:style-name="T34">R</text:span><text:span text:style-name="T18">3</text:span><text:span text:style-name="apple-converted-space"><text:span text:style-name="T18"> ≠</text:span></text:span><text:span text:style-name="T33"> ЗнВ</text:span></text:p>
          </table:table-cell>
          <table:table-cell table:style-name="Таблица4.A1" office:value-type="string">
            <text:p text:style-name="P20"><text:span text:style-name="T38">11111</text:span>|100<text:line-break/><text:line-break/><text:span text:style-name="T38">11111</text:span>|10<text:span text:style-name="T38">0</text:span></text:p>
          </table:table-cell>
          <table:table-cell table:style-name="Таблица4.A1" office:value-type="string">
            <text:p text:style-name="P20">Сдвиг остатка влево<text:line-break/>Сложение с делителем<text:line-break/>Формирование цифры частного</text:p>
          </table:table-cell>
        </table:table-row>
        <table:table-row table:style-name="Таблица4.1">
          <table:table-cell table:style-name="Таблица4.A1" office:value-type="string">
            <text:p text:style-name="P19">4</text:p>
          </table:table-cell>
          <table:table-cell table:style-name="Таблица4.A1" office:value-type="string">
            <text:p text:style-name="P20"><text:span text:style-name="T15">R</text:span><text:span text:style-name="T16">3</text:span><text:span text:style-name="apple-converted-space"> </text:span><text:span text:style-name="T26">⃖</text:span><text:span text:style-name="apple-converted-space"> </text:span><text:line-break/>[<text:span text:style-name="T15">-B</text:span>]<text:span text:style-name="T16">доп</text:span><text:line-break/><text:span text:style-name="T15">R</text:span><text:span text:style-name="T16">4</text:span></text:p>
          </table:table-cell>
          <table:table-cell table:style-name="Таблица4.A1" office:value-type="string">
            <text:p text:style-name="P19"><text:span text:style-name="T38">11111011</text:span><text:line-break/><text:span text:style-name="T29">00011111</text:span><text:line-break/>00<text:span text:style-name="T38">011010</text:span><text:line-break/><text:span text:style-name="T33">Зн</text:span><text:span text:style-name="T34">R</text:span><text:span text:style-name="T18">4</text:span><text:span text:style-name="apple-converted-space"> </text:span><text:span text:style-name="T33">= ЗнВ</text:span></text:p>
          </table:table-cell>
          <table:table-cell table:style-name="Таблица4.A1" office:value-type="string">
            <text:p text:style-name="P20"><text:span text:style-name="T38">1111</text:span>|10<text:span text:style-name="T38">00</text:span><text:line-break/><text:line-break/><text:span text:style-name="T38">1111</text:span>|<text:span text:style-name="T38">1001</text:span></text:p>
          </table:table-cell>
          <table:table-cell table:style-name="Таблица4.A1" office:value-type="string">
            <text:p text:style-name="P20">Сдвиг остатка влево<text:line-break/>Вычитание делителя<text:line-break/>Формирование цифры частного</text:p>
          </table:table-cell>
        </table:table-row>
        <table:table-row table:style-name="Таблица4.1">
          <table:table-cell table:style-name="Таблица4.A1" office:value-type="string">
            <text:p text:style-name="P19">5</text:p>
          </table:table-cell>
          <table:table-cell table:style-name="Таблица4.A1" office:value-type="string">
            <text:p text:style-name="P20"><text:span text:style-name="T15">R</text:span><text:span text:style-name="T16">4</text:span><text:span text:style-name="apple-converted-space"> </text:span><text:span text:style-name="T26">⃖</text:span><text:span text:style-name="apple-converted-space"> </text:span><text:line-break/>[<text:span text:style-name="T15">-B</text:span>]<text:span text:style-name="T16">доп</text:span><text:line-break/><text:span text:style-name="T15">R</text:span><text:span text:style-name="T16">5</text:span></text:p>
          </table:table-cell>
          <table:table-cell table:style-name="Таблица4.A1" office:value-type="string">
            <text:p text:style-name="P19">001<text:span text:style-name="T38">10101</text:span><text:line-break/><text:span text:style-name="T27">111</text:span><text:span text:style-name="T29">00001</text:span><text:line-break/>000<text:span text:style-name="T38">10110</text:span><text:line-break/><text:span text:style-name="T33">Зн</text:span><text:span text:style-name="T34">R</text:span><text:span text:style-name="T18">5</text:span><text:span text:style-name="apple-converted-space"> </text:span><text:span text:style-name="T33">= ЗнВ</text:span></text:p>
          </table:table-cell>
          <table:table-cell table:style-name="Таблица4.A1" office:value-type="string">
            <text:p text:style-name="P20">11<text:span text:style-name="T38">1</text:span>|10<text:span text:style-name="T38">010</text:span><text:line-break/><text:line-break/>11<text:span text:style-name="T38">1</text:span>|<text:span text:style-name="T38">10011</text:span></text:p>
          </table:table-cell>
          <table:table-cell table:style-name="Таблица4.A1" office:value-type="string">
            <text:p text:style-name="P20">Сдвиг остатка влево<text:line-break/>Вычитание делителя<text:line-break/>Формирование цифры частного</text:p>
          </table:table-cell>
        </table:table-row>
        <table:table-row table:style-name="Таблица4.1">
          <table:table-cell table:style-name="Таблица4.A1" office:value-type="string">
            <text:p text:style-name="P19">6</text:p>
          </table:table-cell>
          <table:table-cell table:style-name="Таблица4.A1" office:value-type="string">
            <text:p text:style-name="P20"><text:span text:style-name="T15">R</text:span><text:span text:style-name="T16">5</text:span><text:span text:style-name="apple-converted-space"> </text:span><text:span text:style-name="T26">⃖</text:span><text:span text:style-name="apple-converted-space"> </text:span><text:line-break/>[<text:span text:style-name="T15">-B</text:span>]<text:span text:style-name="T16">доп</text:span><text:line-break/><text:span text:style-name="T15">R</text:span><text:span text:style-name="T16">6</text:span></text:p>
          </table:table-cell>
          <table:table-cell table:style-name="Таблица4.A1" office:value-type="string">
            <text:p text:style-name="P19"><text:span text:style-name="T38">00101101</text:span><text:line-break/><text:span text:style-name="T27">111</text:span><text:span text:style-name="T29">00001</text:span><text:line-break/><text:span text:style-name="T38">00001110</text:span><text:line-break/><text:span text:style-name="T33">Зн</text:span><text:span text:style-name="T34">R</text:span><text:span text:style-name="T18">6</text:span><text:span text:style-name="apple-converted-space"> </text:span><text:span text:style-name="apple-converted-space"><text:span text:style-name="T33">=</text:span></text:span><text:span text:style-name="T33"> ЗнВ</text:span></text:p>
          </table:table-cell>
          <table:table-cell table:style-name="Таблица4.A1" office:value-type="string">
            <text:p text:style-name="P20">1<text:span text:style-name="T38">1</text:span>|10<text:span text:style-name="T38">0110</text:span><text:line-break/><text:line-break/>1<text:span text:style-name="T38">1</text:span>|1<text:span text:style-name="T38">00111</text:span></text:p>
          </table:table-cell>
          <table:table-cell table:style-name="Таблица4.A1" office:value-type="string">
            <text:p text:style-name="P20">Сдвиг остатка влево<text:line-break/>Вычитание делителя<text:line-break/>Формирование цифры частного</text:p>
          </table:table-cell>
        </table:table-row>
        <table:table-row table:style-name="Таблица4.1">
          <table:table-cell table:style-name="Таблица4.A1" office:value-type="string">
            <text:p text:style-name="P19">7</text:p>
          </table:table-cell>
          <table:table-cell table:style-name="Таблица4.A1" office:value-type="string">
            <text:p text:style-name="P20"><text:span text:style-name="T15">R</text:span><text:span text:style-name="T16">6</text:span><text:span text:style-name="apple-converted-space"> </text:span><text:span text:style-name="T26">⃖</text:span><text:span text:style-name="apple-converted-space"> </text:span><text:line-break/>[<text:span text:style-name="T15">B</text:span>]<text:span text:style-name="T16">пр</text:span><text:line-break/><text:span text:style-name="T15">R</text:span><text:span text:style-name="T16">7</text:span></text:p>
          </table:table-cell>
          <table:table-cell table:style-name="Таблица4.A1" office:value-type="string">
            <text:p text:style-name="P19"><text:span text:style-name="T38">00011101</text:span><text:line-break/><text:span text:style-name="T29">11100001</text:span><text:line-break/><text:span text:style-name="T38">11111110</text:span><text:line-break/><text:span text:style-name="T33">Зн</text:span><text:span text:style-name="T34">R</text:span><text:span text:style-name="T18">7</text:span><text:span text:style-name="apple-converted-space"> </text:span><text:span text:style-name="apple-converted-space"><text:span text:style-name="T33">≠</text:span></text:span><text:span text:style-name="T33"> ЗнВ</text:span></text:p>
          </table:table-cell>
          <table:table-cell table:style-name="Таблица4.A1" office:value-type="string">
            <text:p text:style-name="P20"><text:span text:style-name="T38">1</text:span>|<text:span text:style-name="T38">1001110</text:span><text:line-break/><text:line-break/><text:span text:style-name="T38">1</text:span>|<text:span text:style-name="T38">1001110</text:span></text:p>
          </table:table-cell>
          <table:table-cell table:style-name="Таблица4.A1" office:value-type="string">
            <text:p text:style-name="P20">Сдвиг остатка влево<text:line-break/>Сложение с делителем<text:line-break/>Формирование цифры частного</text:p>
          </table:table-cell>
        </table:table-row>
        <table:table-row table:style-name="Таблица4.1">
          <table:table-cell table:style-name="Таблица4.A1" office:value-type="string">
            <text:p text:style-name="P19">8</text:p>
          </table:table-cell>
          <table:table-cell table:style-name="Таблица4.A1" office:value-type="string">
            <text:p text:style-name="P20"><text:span text:style-name="T15">R</text:span><text:span text:style-name="T16">7</text:span><text:span text:style-name="apple-converted-space"> </text:span><text:span text:style-name="T26">⃖</text:span><text:span text:style-name="apple-converted-space"> </text:span><text:line-break/>[<text:span text:style-name="T15">-B</text:span>]<text:span text:style-name="T16">доп</text:span><text:line-break/><text:span text:style-name="T15">R</text:span><text:span text:style-name="T16">8</text:span></text:p>
          </table:table-cell>
          <table:table-cell table:style-name="Таблица4.A1" office:value-type="string">
            <text:p text:style-name="P19"><text:span text:style-name="T38">11111101</text:span><text:line-break/><text:span text:style-name="T29">00011111</text:span><text:line-break/><text:span text:style-name="T38">00011100</text:span><text:line-break/><text:span text:style-name="T33">Зн</text:span><text:span text:style-name="T34">R</text:span><text:span text:style-name="T18">8</text:span><text:span text:style-name="apple-converted-space"> </text:span><text:span text:style-name="apple-converted-space"><text:span text:style-name="T33">=</text:span></text:span><text:span text:style-name="T33"> ЗнВ</text:span></text:p>
          </table:table-cell>
          <table:table-cell table:style-name="Таблица4.A1" office:value-type="string">
            <text:p text:style-name="P20"><text:span text:style-name="T38">10011100</text:span><text:line-break/><text:line-break/><text:span text:style-name="T38">10011101</text:span></text:p>
          </table:table-cell>
          <table:table-cell table:style-name="Таблица4.A1" office:value-type="string">
            <text:p text:style-name="P20">Сдвиг остатка влево<text:line-break/>Вычитание делителя<text:line-break/>Формирование цифры частного</text:p>
          </table:table-cell>
        </table:table-row>
        <table:table-row table:style-name="Таблица4.1">
          <table:table-cell table:style-name="Таблица4.A12" office:value-type="string">
            <text:p text:style-name="P27">9</text:p>
          </table:table-cell>
          <table:table-cell table:style-name="Таблица4.A12" office:value-type="string">
            <text:p text:style-name="P31">[<text:span text:style-name="T15">-B</text:span>]<text:span text:style-name="T16">доп</text:span></text:p>
            <text:p text:style-name="P32"><text:span text:style-name="T15">R</text:span><text:span text:style-name="T20">9</text:span></text:p>
          </table:table-cell>
          <table:table-cell table:style-name="Таблица4.A12" office:value-type="string">
            <text:p text:style-name="P30"><text:span text:style-name="T39">11100001</text:span><text:line-break/><text:span text:style-name="T40">11111101</text:span></text:p>
          </table:table-cell>
          <table:table-cell table:style-name="Таблица4.A12" office:value-type="string">
            <text:p text:style-name="P29">10011101</text:p>
          </table:table-cell>
          <table:table-cell table:style-name="Таблица4.A12" office:value-type="string">
            <text:p text:style-name="P28">Коррекция остатка: Вычитание делителя </text:p>
            <text:p text:style-name="P28">Результат</text:p>
          </table:table-cell>
        </table:table-row>
      </table:table>
      <text:h text:style-name="P33" text:outline-level="1"><text:span text:style-name="T41"/></text:h>
      <text:h text:style-name="P34" text:outline-level="1"><text:span text:style-name="T41">В результате выполнения операции получено отрицательное частное и отрицательный остаток</text:span></text:h>
      <text:h text:style-name="P34" text:outline-level="1"><text:span text:style-name="T41"/></text:h>
      <text:h text:style-name="P34" text:outline-level="1"><text:span text:style-name="T41">[C]</text:span><text:span text:style-name="T43">пр</text:span><text:span text:style-name="T41"> = 1.1100011</text:span><text:span text:style-name="T43">2 </text:span><text:span text:style-name="T45">= -99</text:span><text:span text:style-name="T43">10</text:span></text:h>
      <text:h text:style-name="P35" text:outline-level="1"><text:span text:style-name="T41">[R]</text:span><text:span text:style-name="T43">пр</text:span><text:span text:style-name="T41"> = 1.0000011</text:span><text:span text:style-name="T43">2 </text:span><text:span text:style-name="T41">= -3</text:span><text:span text:style-name="T43">10</text:span></text:h>
      <text:h text:style-name="P35" text:outline-level="1"><text:span text:style-name="T43"/></text:h>
      <text:p text:style-name="P38"><text:soft-page-break/><text:span text:style-name="T10">3)</text:span><text:span text:style-name="T11"> </text:span><text:span text:style-name="T23">Делимое положительное (</text:span><text:span text:style-name="T24">A</text:span><text:span text:style-name="T23"> &gt; 0), делитель отрицательный (</text:span><text:span text:style-name="T24">B</text:span><text:span text:style-name="T23"> &lt; 0):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21">№</text:p>
          </table:table-cell>
          <table:table-cell table:style-name="Таблица5.A1" office:value-type="string">
            <text:p text:style-name="P21">Операнды<text:line-break/>и действия</text:p>
          </table:table-cell>
          <table:table-cell table:style-name="Таблица5.A1" office:value-type="string">
            <text:p text:style-name="P21">Делимое и<text:span text:style-name="apple-converted-space"> </text:span><text:line-break/>остаток (старшие)</text:p>
          </table:table-cell>
          <table:table-cell table:style-name="Таблица5.A1" office:value-type="string">
            <text:p text:style-name="P21">Делимое и<text:span text:style-name="apple-converted-space"> </text:span><text:line-break/>остаток (младшие),<text:line-break/>частное</text:p>
          </table:table-cell>
          <table:table-cell table:style-name="Таблица5.A1" office:value-type="string">
            <text:p text:style-name="P21">Пояснения</text:p>
          </table:table-cell>
        </table:table-row>
        <table:table-row table:style-name="Таблица5.1">
          <table:table-cell table:style-name="Таблица5.A1" office:value-type="string">
            <text:p text:style-name="P21">1</text:p>
          </table:table-cell>
          <table:table-cell table:style-name="Таблица5.A1" office:value-type="string">
            <text:p text:style-name="P21">2</text:p>
          </table:table-cell>
          <table:table-cell table:style-name="Таблица5.A1" office:value-type="string">
            <text:p text:style-name="P21">3</text:p>
          </table:table-cell>
          <table:table-cell table:style-name="Таблица5.A1" office:value-type="string">
            <text:p text:style-name="P21">4</text:p>
          </table:table-cell>
          <table:table-cell table:style-name="Таблица5.A1" office:value-type="string">
            <text:p text:style-name="P21">5</text:p>
          </table:table-cell>
        </table:table-row>
        <table:table-row table:style-name="Таблица5.1">
          <table:table-cell table:style-name="Таблица5.A1" office:value-type="string">
            <text:p text:style-name="P21">0</text:p>
          </table:table-cell>
          <table:table-cell table:style-name="Таблица5.A1" office:value-type="string">
            <text:p text:style-name="P21">[<text:span text:style-name="T15">A</text:span>]<text:span text:style-name="T16">пр</text:span></text:p>
          </table:table-cell>
          <table:table-cell table:style-name="Таблица5.A1" office:value-type="string">
            <text:p text:style-name="P21">0000110<text:span text:style-name="T46">0</text:span></text:p>
          </table:table-cell>
          <table:table-cell table:style-name="Таблица5.A1" office:value-type="string">
            <text:p text:style-name="P39">00000000</text:p>
          </table:table-cell>
          <table:table-cell table:style-name="Таблица5.A1" office:value-type="string">
            <text:p text:style-name="P21">Делимое</text:p>
          </table:table-cell>
        </table:table-row>
        <table:table-row table:style-name="Таблица5.1">
          <table:table-cell table:style-name="Таблица5.A1" office:value-type="string">
            <text:p text:style-name="P21">1</text:p>
          </table:table-cell>
          <table:table-cell table:style-name="Таблица5.A1" office:value-type="string">
            <text:p text:style-name="P22">[<text:span text:style-name="T15">B</text:span>]<text:span text:style-name="T16">доп</text:span><text:line-break/><text:span text:style-name="T15">R</text:span><text:span text:style-name="T19">1</text:span><text:span text:style-name="T37">'</text:span><text:span text:style-name="T15"><text:line-break/>R</text:span><text:span text:style-name="T19">1</text:span><text:span text:style-name="T37">'</text:span><text:span text:style-name="apple-converted-space"> </text:span><text:span text:style-name="T26">⃖</text:span><text:line-break/>[<text:span text:style-name="T15">B</text:span>]<text:span text:style-name="T16">доп</text:span><text:line-break/><text:span text:style-name="T15">R</text:span><text:span text:style-name="T19">1</text:span><text:line-break/><text:line-break/></text:p>
          </table:table-cell>
          <table:table-cell table:style-name="Таблица5.A1" office:value-type="string">
            <text:p text:style-name="P21"><text:span text:style-name="T27">11</text:span><text:span text:style-name="T30">111111</text:span><text:line-break/>000<text:span text:style-name="T46">01011</text:span><text:line-break/><text:line-break/>00<text:span text:style-name="T46">010111</text:span><text:line-break/><text:span text:style-name="T27">111</text:span><text:span text:style-name="T30">00001</text:span><text:line-break/>1111<text:span text:style-name="T46">1000</text:span><text:span text:style-name="apple-converted-space"> </text:span><text:line-break/><text:line-break/>1111<text:span text:style-name="T46">1000</text:span><text:line-break/><text:span text:style-name="T33">ЗнR</text:span><text:span text:style-name="T18">1</text:span><text:span text:style-name="apple-converted-space"> </text:span><text:span text:style-name="T33">= ЗнB</text:span></text:p>
          </table:table-cell>
          <table:table-cell table:style-name="Таблица5.A1" office:value-type="string">
            <text:p text:style-name="P22"><text:span text:style-name="T27">1110</text:span><text:span text:style-name="T30">0001</text:span><text:line-break/><text:span text:style-name="T47">11100001</text:span><text:line-break/><text:line-break/>11<text:span text:style-name="T47">00001</text:span>|0<text:line-break/><text:line-break/><text:line-break/><text:line-break/>11<text:span text:style-name="T47">00001</text:span>|1</text:p>
          </table:table-cell>
          <table:table-cell table:style-name="Таблица5.A1" office:value-type="string">
            <text:p text:style-name="P22">Сложение с делителем, выровненным<text:line-break/>по младшим разрядам<text:line-break/><text:line-break/>Сдвиг остатка влево<text:line-break/>Сложение с делителем выровненным по старшим разрядам<text:line-break/>Знак первого остатка не совпадает<text:line-break/>со знаком делимого-делителя корректно<text:line-break/>Формирование знака частного</text:p>
          </table:table-cell>
        </table:table-row>
        <table:table-row table:style-name="Таблица5.1">
          <table:table-cell table:style-name="Таблица5.A1" office:value-type="string">
            <text:p text:style-name="P21">2</text:p>
          </table:table-cell>
          <table:table-cell table:style-name="Таблица5.A1" office:value-type="string">
            <text:p text:style-name="P22"><text:span text:style-name="T15">R</text:span><text:span text:style-name="T16">1</text:span><text:span text:style-name="apple-converted-space"> </text:span><text:span text:style-name="T26">⃖</text:span><text:span text:style-name="apple-converted-space"> </text:span><text:line-break/>[<text:span text:style-name="T15">-B</text:span>]<text:span text:style-name="T16">пр</text:span><text:line-break/><text:span text:style-name="T15">R</text:span><text:span text:style-name="T16">2</text:span></text:p>
          </table:table-cell>
          <table:table-cell table:style-name="Таблица5.A1" office:value-type="string">
            <text:p text:style-name="P21">111<text:span text:style-name="T47">10001</text:span><text:line-break/><text:span text:style-name="T27">000</text:span><text:span text:style-name="T31">11111</text:span><text:line-break/>000<text:span text:style-name="T47">10000</text:span><text:line-break/><text:span text:style-name="T33">Зн</text:span><text:span text:style-name="T34">R</text:span><text:span text:style-name="T18">2</text:span><text:span text:style-name="apple-converted-space"> </text:span><text:span text:style-name="T33">≠ ЗнВ</text:span></text:p>
          </table:table-cell>
          <table:table-cell table:style-name="Таблица5.A1" office:value-type="string">
            <text:p text:style-name="P22">1<text:span text:style-name="T47">00001</text:span>|10<text:line-break/><text:line-break/>1<text:span text:style-name="T47">00001</text:span>|10</text:p>
          </table:table-cell>
          <table:table-cell table:style-name="Таблица5.A1" office:value-type="string">
            <text:p text:style-name="P22">Сдвиг остатка влево<text:line-break/>Вычитание делителя<text:line-break/>Формирование цифры частного</text:p>
          </table:table-cell>
        </table:table-row>
        <table:table-row table:style-name="Таблица5.1">
          <table:table-cell table:style-name="Таблица5.A1" office:value-type="string">
            <text:p text:style-name="P21">3</text:p>
          </table:table-cell>
          <table:table-cell table:style-name="Таблица5.A1" office:value-type="string">
            <text:p text:style-name="P22"><text:span text:style-name="T15">R</text:span><text:span text:style-name="T16">2</text:span><text:span text:style-name="apple-converted-space"> </text:span><text:span text:style-name="T26">⃖</text:span><text:span text:style-name="apple-converted-space"> </text:span><text:line-break/>[<text:span text:style-name="T15">B</text:span>]<text:span text:style-name="T16">доп</text:span><text:line-break/><text:span text:style-name="T15">R</text:span><text:span text:style-name="T16">3</text:span></text:p>
          </table:table-cell>
          <table:table-cell table:style-name="Таблица5.A1" office:value-type="string">
            <text:p text:style-name="P21">00<text:span text:style-name="T47">100001</text:span><text:line-break/><text:span text:style-name="T27">111</text:span><text:span text:style-name="T31">00001</text:span><text:line-break/><text:span text:style-name="T47">00000010</text:span><text:line-break/><text:span text:style-name="T33">Зн</text:span><text:span text:style-name="T34">R</text:span><text:span text:style-name="T18">3</text:span><text:span text:style-name="apple-converted-space"> </text:span><text:span text:style-name="T33">= ЗнВ</text:span></text:p>
          </table:table-cell>
          <table:table-cell table:style-name="Таблица5.A1" office:value-type="string">
            <text:p text:style-name="P22"><text:span text:style-name="T47">00001</text:span>|100<text:line-break/><text:line-break/><text:span text:style-name="T47">00001</text:span>|1<text:span text:style-name="T47">00</text:span></text:p>
          </table:table-cell>
          <table:table-cell table:style-name="Таблица5.A1" office:value-type="string">
            <text:p text:style-name="P22">Сдвиг остатка влево<text:line-break/>Сложение с делителем<text:line-break/>Формирование цифры частного</text:p>
          </table:table-cell>
        </table:table-row>
        <table:table-row table:style-name="Таблица5.1">
          <table:table-cell table:style-name="Таблица5.A1" office:value-type="string">
            <text:p text:style-name="P21">4</text:p>
          </table:table-cell>
          <table:table-cell table:style-name="Таблица5.A1" office:value-type="string">
            <text:p text:style-name="P22"><text:span text:style-name="T15">R</text:span><text:span text:style-name="T16">3</text:span><text:span text:style-name="apple-converted-space"> </text:span><text:span text:style-name="T26">⃖</text:span><text:span text:style-name="apple-converted-space"> </text:span><text:line-break/>[<text:span text:style-name="T15">-B</text:span>]<text:span text:style-name="T16">пр</text:span><text:line-break/><text:span text:style-name="T15">R</text:span><text:span text:style-name="T16">4</text:span></text:p>
          </table:table-cell>
          <table:table-cell table:style-name="Таблица5.A1" office:value-type="string">
            <text:p text:style-name="P21"><text:span text:style-name="T47">00000100</text:span><text:line-break/><text:span text:style-name="T31">11100001</text:span><text:line-break/><text:span text:style-name="T47">11100101</text:span><text:line-break/><text:span text:style-name="T33">Зн</text:span><text:span text:style-name="T34">R</text:span><text:span text:style-name="T18">4</text:span><text:span text:style-name="apple-converted-space"> </text:span><text:span text:style-name="T33">= ЗнВ</text:span></text:p>
          </table:table-cell>
          <table:table-cell table:style-name="Таблица5.A1" office:value-type="string">
            <text:p text:style-name="P22"><text:span text:style-name="T47">0001</text:span>|10<text:span text:style-name="T47">00</text:span><text:line-break/><text:line-break/><text:span text:style-name="T47">0001</text:span>|10<text:span text:style-name="T47">0</text:span>1</text:p>
          </table:table-cell>
          <table:table-cell table:style-name="Таблица5.A1" office:value-type="string">
            <text:p text:style-name="P22">Сдвиг остатка влево<text:line-break/>Вычитание делителя<text:line-break/>Формирование цифры частного</text:p>
          </table:table-cell>
        </table:table-row>
        <table:table-row table:style-name="Таблица5.1">
          <table:table-cell table:style-name="Таблица5.A1" office:value-type="string">
            <text:p text:style-name="P21">5</text:p>
          </table:table-cell>
          <table:table-cell table:style-name="Таблица5.A1" office:value-type="string">
            <text:p text:style-name="P22"><text:span text:style-name="T15">R</text:span><text:span text:style-name="T16">4</text:span><text:span text:style-name="apple-converted-space"> </text:span><text:span text:style-name="T26">⃖</text:span><text:span text:style-name="apple-converted-space"> </text:span><text:line-break/>[<text:span text:style-name="T15">-B</text:span>]<text:span text:style-name="T16">пр</text:span><text:line-break/><text:span text:style-name="T15">R</text:span><text:span text:style-name="T16">5</text:span></text:p>
          </table:table-cell>
          <table:table-cell table:style-name="Таблица5.A1" office:value-type="string">
            <text:p text:style-name="P21">110<text:span text:style-name="T47">01010</text:span><text:line-break/><text:span text:style-name="T27">00</text:span><text:span text:style-name="T31">011111</text:span><text:line-break/>111<text:span text:style-name="T47">01001</text:span><text:line-break/><text:span text:style-name="T33">Зн</text:span><text:span text:style-name="T34">R</text:span><text:span text:style-name="T18">5</text:span><text:span text:style-name="apple-converted-space"> </text:span><text:span text:style-name="T33">= ЗнВ</text:span></text:p>
          </table:table-cell>
          <table:table-cell table:style-name="Таблица5.A1" office:value-type="string">
            <text:p text:style-name="P22">0<text:span text:style-name="T47">01</text:span>|10<text:span text:style-name="T47">0</text:span>10<text:line-break/><text:line-break/>00<text:span text:style-name="T47">1</text:span>|10<text:span text:style-name="T47">0</text:span>11</text:p>
          </table:table-cell>
          <table:table-cell table:style-name="Таблица5.A1" office:value-type="string">
            <text:p text:style-name="P22">Сдвиг остатка влево<text:line-break/>Вычитание делителя<text:line-break/>Формирование цифры частного</text:p>
          </table:table-cell>
        </table:table-row>
        <table:table-row table:style-name="Таблица5.1">
          <table:table-cell table:style-name="Таблица5.A1" office:value-type="string">
            <text:p text:style-name="P21">6</text:p>
          </table:table-cell>
          <table:table-cell table:style-name="Таблица5.A1" office:value-type="string">
            <text:p text:style-name="P22"><text:span text:style-name="T15">R</text:span><text:span text:style-name="T16">5</text:span><text:span text:style-name="apple-converted-space"> </text:span><text:span text:style-name="T26">⃖</text:span><text:span text:style-name="apple-converted-space"> </text:span><text:line-break/>[<text:span text:style-name="T15">-B</text:span>]<text:span text:style-name="T16">пр</text:span><text:line-break/><text:span text:style-name="T15">R</text:span><text:span text:style-name="T16">6</text:span></text:p>
          </table:table-cell>
          <table:table-cell table:style-name="Таблица5.A1" office:value-type="string">
            <text:p text:style-name="P23">11<text:span text:style-name="T47">010010</text:span><text:line-break/><text:span text:style-name="T27">000</text:span><text:span text:style-name="T31">11111</text:span><text:line-break/><text:span text:style-name="T47">11110001</text:span><text:line-break/><text:span text:style-name="T33">Зн</text:span><text:span text:style-name="T34">R</text:span><text:span text:style-name="T18">6</text:span><text:span text:style-name="apple-converted-space"> </text:span><text:span text:style-name="apple-converted-space"><text:span text:style-name="T33">=</text:span></text:span><text:span text:style-name="T33"> ЗнВ</text:span></text:p>
          </table:table-cell>
          <table:table-cell table:style-name="Таблица5.A1" office:value-type="string">
            <text:p text:style-name="P22"><text:span text:style-name="T47">01</text:span>|<text:span text:style-name="T47">100110</text:span><text:line-break/><text:line-break/><text:span text:style-name="T47">01</text:span>|<text:span text:style-name="T47">100111</text:span></text:p>
          </table:table-cell>
          <table:table-cell table:style-name="Таблица5.A1" office:value-type="string">
            <text:p text:style-name="P22">Сдвиг остатка влево<text:line-break/>Вычитание делителя<text:line-break/>Формирование цифры частного</text:p>
          </table:table-cell>
        </table:table-row>
        <table:table-row table:style-name="Таблица5.1">
          <table:table-cell table:style-name="Таблица5.A1" office:value-type="string">
            <text:p text:style-name="P21">7</text:p>
          </table:table-cell>
          <table:table-cell table:style-name="Таблица5.A1" office:value-type="string">
            <text:p text:style-name="P22"><text:span text:style-name="T15">R</text:span><text:span text:style-name="T16">6</text:span><text:span text:style-name="apple-converted-space"> </text:span><text:span text:style-name="T26">⃖</text:span><text:span text:style-name="apple-converted-space"> </text:span><text:line-break/>[<text:span text:style-name="T15">B</text:span>]<text:span text:style-name="T16">доп</text:span><text:line-break/><text:span text:style-name="T15">R</text:span><text:span text:style-name="T16">7</text:span></text:p>
          </table:table-cell>
          <table:table-cell table:style-name="Таблица5.A1" office:value-type="string">
            <text:p text:style-name="P23"><text:span text:style-name="T47">11100010</text:span><text:line-break/><text:span text:style-name="T31">00011111</text:span><text:line-break/><text:span text:style-name="T47">00000001</text:span><text:line-break/><text:soft-page-break/><text:span text:style-name="T33">Зн</text:span><text:span text:style-name="T34">R</text:span><text:span text:style-name="T18">7</text:span><text:span text:style-name="apple-converted-space"> </text:span><text:span text:style-name="apple-converted-space"><text:span text:style-name="T33">≠</text:span></text:span><text:span text:style-name="T33"> ЗнВ</text:span></text:p>
          </table:table-cell>
          <table:table-cell table:style-name="Таблица5.A1" office:value-type="string">
            <text:p text:style-name="P22"><text:span text:style-name="T47">1</text:span>|<text:span text:style-name="T47">1001110</text:span><text:line-break/><text:line-break/><text:soft-page-break/><text:span text:style-name="T47">1</text:span>|10<text:span text:style-name="T47">01110</text:span></text:p>
          </table:table-cell>
          <table:table-cell table:style-name="Таблица5.A1" office:value-type="string">
            <text:p text:style-name="P22">Сдвиг остатка влево<text:line-break/>Сложение с делителем<text:line-break/><text:soft-page-break/>Формирование цифры частного</text:p>
          </table:table-cell>
        </table:table-row>
        <table:table-row table:style-name="Таблица5.11">
          <table:table-cell table:style-name="Таблица5.A1" office:value-type="string">
            <text:p text:style-name="P21">8</text:p>
          </table:table-cell>
          <table:table-cell table:style-name="Таблица5.A1" office:value-type="string">
            <text:p text:style-name="P22"><text:span text:style-name="T15">R</text:span><text:span text:style-name="T16">7</text:span><text:span text:style-name="apple-converted-space"> </text:span><text:span text:style-name="T26">⃖</text:span><text:span text:style-name="apple-converted-space"> </text:span><text:line-break/>[<text:span text:style-name="T15">-B</text:span>]<text:span text:style-name="T16">пр</text:span><text:line-break/><text:span text:style-name="T15">R</text:span><text:span text:style-name="T16">8</text:span></text:p>
          </table:table-cell>
          <table:table-cell table:style-name="Таблица5.A1" office:value-type="string">
            <text:p text:style-name="P23"><text:span text:style-name="T47">00000011</text:span><text:line-break/><text:span text:style-name="T31">11100001</text:span><text:line-break/><text:span text:style-name="T47">11100100</text:span><text:line-break/><text:span text:style-name="T33">Зн</text:span><text:span text:style-name="T34">R</text:span><text:span text:style-name="T18">8</text:span><text:span text:style-name="apple-converted-space"> </text:span><text:span text:style-name="apple-converted-space"><text:span text:style-name="T33">=</text:span></text:span><text:span text:style-name="T33"> ЗнВ</text:span></text:p>
          </table:table-cell>
          <table:table-cell table:style-name="Таблица5.A1" office:value-type="string">
            <text:p text:style-name="P22"><text:span text:style-name="T47">10011100</text:span><text:line-break/><text:line-break/><text:span text:style-name="T47">10011101</text:span></text:p>
          </table:table-cell>
          <table:table-cell table:style-name="Таблица5.A1" office:value-type="string">
            <text:p text:style-name="P22">Сдвиг остатка влево<text:line-break/>Вычитание делителя<text:line-break/>Формирование цифры частного</text:p>
          </table:table-cell>
        </table:table-row>
        <table:table-row table:style-name="Таблица5.11">
          <table:table-cell table:style-name="Таблица5.A12" office:value-type="string">
            <text:p text:style-name="P40">9</text:p>
          </table:table-cell>
          <table:table-cell table:style-name="Таблица5.A12" office:value-type="string">
            <text:p text:style-name="P18"><text:line-break/>[<text:span text:style-name="T15">B</text:span>]<text:span text:style-name="T22">доп</text:span><text:line-break/><text:span text:style-name="T15">R</text:span><text:span text:style-name="T21">9</text:span></text:p>
          </table:table-cell>
          <table:table-cell table:style-name="Таблица5.A12" office:value-type="string">
            <text:p text:style-name="P42">00011111</text:p>
            <text:p text:style-name="P43">00000011R</text:p>
          </table:table-cell>
          <table:table-cell table:style-name="Таблица5.A12" office:value-type="string">
            <text:p text:style-name="P41">10011101</text:p>
          </table:table-cell>
          <table:table-cell table:style-name="Таблица5.A12" office:value-type="string">
            <text:p text:style-name="P41">Коррекция остатка: вычитание делителя </text:p>
            <text:p text:style-name="P41">Результат </text:p>
          </table:table-cell>
        </table:table-row>
      </table:table>
      <text:p text:style-name="P38"><text:span text:style-name="T4">В результате выполнения операции получено отрицательное частное и положительный остаток</text:span><text:span text:style-name="T10">:<text:line-break/></text:span><text:span text:style-name="T4">[C]</text:span><text:span text:style-name="T9">пр</text:span><text:span text:style-name="T4"> = </text:span><text:span text:style-name="T6">1.1100011</text:span><text:span text:style-name="T9">2</text:span><text:span text:style-name="T4"> = -</text:span><text:span text:style-name="T6">99</text:span><text:span text:style-name="T9">10</text:span><text:span text:style-name="T4"> </text:span></text:p>
      <text:h text:style-name="P36" text:outline-level="1"><text:span text:style-name="T42">[R]</text:span><text:span text:style-name="T44">пр </text:span><text:span text:style-name="T42">= 0.0000011</text:span><text:span text:style-name="T44">2 </text:span><text:span text:style-name="T42">= 3</text:span><text:span text:style-name="T44">10</text:span></text:h>
      <text:h text:style-name="P36" text:outline-level="1"><text:span text:style-name="T42"/></text:h>
      <text:h text:style-name="P36" text:outline-level="1"/>
      <text:p text:style-name="P44"><text:span text:style-name="T10">4) </text:span><text:span text:style-name="T23">Делимое отрицательное (</text:span><text:span text:style-name="T24">A</text:span><text:span text:style-name="T23"> &lt; 0), делитель отрицательный (</text:span><text:span text:style-name="T24">B</text:span><text:span text:style-name="T23"> &lt; 0):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 table:style-name="Таблица6.1">
          <table:table-cell table:style-name="Таблица6.A1" office:value-type="string">
            <text:p text:style-name="P24">№</text:p>
          </table:table-cell>
          <table:table-cell table:style-name="Таблица6.A1" office:value-type="string">
            <text:p text:style-name="P24">Операнды<text:line-break/>и действия</text:p>
          </table:table-cell>
          <table:table-cell table:style-name="Таблица6.A1" office:value-type="string">
            <text:p text:style-name="P24">Делимое и<text:span text:style-name="apple-converted-space"> </text:span><text:line-break/>остаток (старшие)</text:p>
          </table:table-cell>
          <table:table-cell table:style-name="Таблица6.A1" office:value-type="string">
            <text:p text:style-name="P24">Делимое и<text:span text:style-name="apple-converted-space"> </text:span><text:line-break/>остаток (младшие),<text:line-break/>частное</text:p>
          </table:table-cell>
          <table:table-cell table:style-name="Таблица6.A1" office:value-type="string">
            <text:p text:style-name="P24">Пояснения</text:p>
          </table:table-cell>
        </table:table-row>
        <table:table-row table:style-name="Таблица6.1">
          <table:table-cell table:style-name="Таблица6.A1" office:value-type="string">
            <text:p text:style-name="P24">1</text:p>
          </table:table-cell>
          <table:table-cell table:style-name="Таблица6.A1" office:value-type="string">
            <text:p text:style-name="P24">2</text:p>
          </table:table-cell>
          <table:table-cell table:style-name="Таблица6.A1" office:value-type="string">
            <text:p text:style-name="P24">3</text:p>
          </table:table-cell>
          <table:table-cell table:style-name="Таблица6.A1" office:value-type="string">
            <text:p text:style-name="P24">4</text:p>
          </table:table-cell>
          <table:table-cell table:style-name="Таблица6.A1" office:value-type="string">
            <text:p text:style-name="P24">5</text:p>
          </table:table-cell>
        </table:table-row>
        <table:table-row table:style-name="Таблица6.1">
          <table:table-cell table:style-name="Таблица6.A1" office:value-type="string">
            <text:p text:style-name="P24">0</text:p>
          </table:table-cell>
          <table:table-cell table:style-name="Таблица6.A1" office:value-type="string">
            <text:p text:style-name="P24">[<text:span text:style-name="T15">A</text:span>]<text:span text:style-name="T16">доп</text:span></text:p>
          </table:table-cell>
          <table:table-cell table:style-name="Таблица6.A1" office:value-type="string">
            <text:p text:style-name="P24">111<text:span text:style-name="T48">10100</text:span></text:p>
          </table:table-cell>
          <table:table-cell table:style-name="Таблица6.A1" office:value-type="string">
            <text:p text:style-name="P24">0<text:span text:style-name="T48">0000000</text:span></text:p>
          </table:table-cell>
          <table:table-cell table:style-name="Таблица6.A1" office:value-type="string">
            <text:p text:style-name="P24">Делимое</text:p>
          </table:table-cell>
        </table:table-row>
        <table:table-row table:style-name="Таблица6.1">
          <table:table-cell table:style-name="Таблица6.A1" office:value-type="string">
            <text:p text:style-name="P24">1</text:p>
          </table:table-cell>
          <table:table-cell table:style-name="Таблица6.A1" office:value-type="string">
            <text:p text:style-name="P25">[<text:span text:style-name="T15">A</text:span>]<text:span text:style-name="T16">доп</text:span><text:span text:style-name="apple-converted-space"> </text:span><text:span text:style-name="T26">⃖</text:span><text:line-break/>[<text:span text:style-name="T15">-B</text:span>]<text:span text:style-name="T16">пр</text:span><text:line-break/><text:span text:style-name="T15">R</text:span><text:span text:style-name="T16">1</text:span><text:line-break/><text:line-break/></text:p>
          </table:table-cell>
          <table:table-cell table:style-name="Таблица6.A1" office:value-type="string">
            <text:p text:style-name="P24">111<text:span text:style-name="T48">01000</text:span><text:line-break/><text:span text:style-name="T27">000</text:span><text:span text:style-name="T32">11111</text:span><text:line-break/>0000<text:span text:style-name="T48">0111</text:span><text:line-break/><text:line-break/><text:line-break/>0000<text:span text:style-name="T48">0111</text:span><text:line-break/><text:span text:style-name="T33">ЗнR</text:span><text:span text:style-name="T18">1</text:span><text:span text:style-name="apple-converted-space"> </text:span><text:span text:style-name="T33">≠ ЗнB</text:span></text:p>
          </table:table-cell>
          <table:table-cell table:style-name="Таблица6.A1" office:value-type="string">
            <text:p text:style-name="P24"><text:span text:style-name="T48">0000000</text:span>|0<text:line-break/><text:line-break/><text:line-break/><text:line-break/><text:line-break/><text:span text:style-name="T48">0000000</text:span>|0</text:p>
          </table:table-cell>
          <table:table-cell table:style-name="Таблица6.A1" office:value-type="string">
            <text:p text:style-name="P24">Сдвиг делимого влево<text:line-break/>Вычитание делителя<text:line-break/>Знак первого остатка не совпадает со знаком делимого-делителя корректно<text:line-break/><text:line-break/>Формирование цифры частного</text:p>
          </table:table-cell>
        </table:table-row>
        <table:table-row table:style-name="Таблица6.1">
          <table:table-cell table:style-name="Таблица6.A1" office:value-type="string">
            <text:p text:style-name="P24">2</text:p>
          </table:table-cell>
          <table:table-cell table:style-name="Таблица6.A1" office:value-type="string">
            <text:p text:style-name="P25"><text:span text:style-name="T15">R</text:span><text:span text:style-name="T16">1</text:span><text:span text:style-name="apple-converted-space"> </text:span><text:span text:style-name="T26">⃖</text:span><text:span text:style-name="apple-converted-space"> </text:span><text:line-break/>[<text:span text:style-name="T15">B</text:span>]<text:span text:style-name="T16">доп</text:span><text:line-break/><text:span text:style-name="T15">R</text:span><text:span text:style-name="T16">2</text:span></text:p>
          </table:table-cell>
          <table:table-cell table:style-name="Таблица6.A1" office:value-type="string">
            <text:p text:style-name="P24">000<text:span text:style-name="T48">01110</text:span><text:line-break/><text:span text:style-name="T27">111</text:span><text:span text:style-name="T32">00001</text:span><text:line-break/>111<text:span text:style-name="T48">01111</text:span><text:line-break/><text:span text:style-name="T33">Зн</text:span><text:span text:style-name="T34">R</text:span><text:span text:style-name="T18">2</text:span><text:span text:style-name="apple-converted-space"> </text:span><text:span text:style-name="T33">= ЗнВ</text:span></text:p>
          </table:table-cell>
          <table:table-cell table:style-name="Таблица6.A1" office:value-type="string">
            <text:p text:style-name="P25"><text:span text:style-name="T48">000000</text:span>|00<text:line-break/><text:line-break/><text:span text:style-name="T48">000000</text:span>|0<text:span text:style-name="T48">1</text:span></text:p>
          </table:table-cell>
          <table:table-cell table:style-name="Таблица6.A1" office:value-type="string">
            <text:p text:style-name="P25">Сдвиг остатка влево<text:line-break/>Сложение с делителем<text:line-break/>Формирование цифры частного</text:p>
          </table:table-cell>
        </table:table-row>
        <table:table-row table:style-name="Таблица6.1">
          <table:table-cell table:style-name="Таблица6.A1" office:value-type="string">
            <text:p text:style-name="P24">3</text:p>
          </table:table-cell>
          <table:table-cell table:style-name="Таблица6.A1" office:value-type="string">
            <text:p text:style-name="P25"><text:span text:style-name="T15">R</text:span><text:span text:style-name="T16">2</text:span><text:span text:style-name="apple-converted-space"> </text:span><text:span text:style-name="T26">⃖</text:span><text:span text:style-name="apple-converted-space"> </text:span><text:line-break/>[<text:span text:style-name="T15">-B</text:span>]<text:span text:style-name="T16">пр</text:span><text:line-break/><text:span text:style-name="T15">R</text:span><text:span text:style-name="T16">3</text:span></text:p>
          </table:table-cell>
          <table:table-cell table:style-name="Таблица6.A1" office:value-type="string">
            <text:p text:style-name="P24">11<text:span text:style-name="T48">011110</text:span><text:line-break/><text:span text:style-name="T27">0001</text:span><text:span text:style-name="T32">1111</text:span><text:line-break/><text:span text:style-name="T48">11111101</text:span><text:line-break/><text:span text:style-name="T33">Зн</text:span><text:span text:style-name="T34">R</text:span><text:span text:style-name="T18">3</text:span><text:span text:style-name="apple-converted-space"> </text:span><text:span text:style-name="apple-converted-space"><text:span text:style-name="T33">=</text:span></text:span><text:span text:style-name="T33"> ЗнВ</text:span></text:p>
          </table:table-cell>
          <table:table-cell table:style-name="Таблица6.A1" office:value-type="string">
            <text:p text:style-name="P25"><text:span text:style-name="T48">00000</text:span>|010<text:line-break/><text:line-break/>0<text:span text:style-name="T48">0000</text:span>|01<text:span text:style-name="T48">1</text:span></text:p>
          </table:table-cell>
          <table:table-cell table:style-name="Таблица6.A1" office:value-type="string">
            <text:p text:style-name="P25">Сдвиг остатка влево<text:line-break/>Вычитание делителя<text:line-break/>Формирование цифры частного</text:p>
          </table:table-cell>
        </table:table-row>
        <table:table-row table:style-name="Таблица6.1">
          <table:table-cell table:style-name="Таблица6.A1" office:value-type="string">
            <text:p text:style-name="P24">4</text:p>
          </table:table-cell>
          <table:table-cell table:style-name="Таблица6.A1" office:value-type="string">
            <text:p text:style-name="P25"><text:span text:style-name="T15">R</text:span><text:span text:style-name="T16">3</text:span><text:span text:style-name="apple-converted-space"> </text:span><text:span text:style-name="T26">⃖</text:span><text:span text:style-name="apple-converted-space"> </text:span><text:line-break/>[<text:span text:style-name="T15">B</text:span>]<text:span text:style-name="T16">доп</text:span><text:line-break/><text:span text:style-name="T15">R</text:span><text:span text:style-name="T16">4</text:span></text:p>
          </table:table-cell>
          <table:table-cell table:style-name="Таблица6.A1" office:value-type="string">
            <text:p text:style-name="P24"><text:span text:style-name="T48">11111010</text:span><text:line-break/><text:span text:style-name="T32">00011111</text:span><text:line-break/>000<text:span text:style-name="T48">11001</text:span><text:line-break/><text:soft-page-break/><text:span text:style-name="T33">Зн</text:span><text:span text:style-name="T34">R</text:span><text:span text:style-name="T18">4</text:span><text:span text:style-name="apple-converted-space"> </text:span><text:span text:style-name="T33">≠ ЗнВ</text:span></text:p>
          </table:table-cell>
          <table:table-cell table:style-name="Таблица6.A1" office:value-type="string">
            <text:p text:style-name="P25"><text:span text:style-name="T48">0000</text:span>|01<text:span text:style-name="T48">1</text:span>0<text:line-break/><text:line-break/><text:soft-page-break/><text:span text:style-name="T48">0000</text:span>|01<text:span text:style-name="T48">1</text:span>0</text:p>
          </table:table-cell>
          <table:table-cell table:style-name="Таблица6.A1" office:value-type="string">
            <text:p text:style-name="P25">Сдвиг остатка влево<text:line-break/>Сложение с делителем<text:line-break/><text:soft-page-break/>Формирование цифры частного</text:p>
          </table:table-cell>
        </table:table-row>
        <table:table-row table:style-name="Таблица6.1">
          <table:table-cell table:style-name="Таблица6.A1" office:value-type="string">
            <text:p text:style-name="P24">5</text:p>
          </table:table-cell>
          <table:table-cell table:style-name="Таблица6.A1" office:value-type="string">
            <text:p text:style-name="P25"><text:span text:style-name="T15">R</text:span><text:span text:style-name="T16">4</text:span><text:span text:style-name="apple-converted-space"> </text:span><text:span text:style-name="T26">⃖</text:span><text:span text:style-name="apple-converted-space"> </text:span><text:line-break/>[<text:span text:style-name="T15">B</text:span>]<text:span text:style-name="T16">доп</text:span><text:line-break/><text:span text:style-name="T15">R</text:span><text:span text:style-name="T16">5</text:span></text:p>
          </table:table-cell>
          <table:table-cell table:style-name="Таблица6.A1" office:value-type="string">
            <text:p text:style-name="P24">00<text:span text:style-name="T48">1</text:span>1<text:span text:style-name="T48">0010</text:span><text:line-break/><text:span text:style-name="T27">111</text:span><text:span text:style-name="T32">00001</text:span><text:line-break/><text:span text:style-name="T48">00010011</text:span><text:line-break/><text:span text:style-name="T33">Зн</text:span><text:span text:style-name="T34">R</text:span><text:span text:style-name="T18">5</text:span><text:span text:style-name="apple-converted-space"> </text:span><text:span text:style-name="T33">≠ ЗнВ</text:span></text:p>
          </table:table-cell>
          <table:table-cell table:style-name="Таблица6.A1" office:value-type="string">
            <text:p text:style-name="P25"><text:span text:style-name="T48">00</text:span>0|<text:span text:style-name="T48">01100</text:span><text:line-break/><text:line-break/><text:span text:style-name="T48">00</text:span>0|<text:span text:style-name="T48">01100</text:span></text:p>
          </table:table-cell>
          <table:table-cell table:style-name="Таблица6.A1" office:value-type="string">
            <text:p text:style-name="P25">Сдвиг остатка влево<text:line-break/>Сложение с делителем<text:line-break/>Формирование цифры частного</text:p>
          </table:table-cell>
        </table:table-row>
        <table:table-row table:style-name="Таблица6.1">
          <table:table-cell table:style-name="Таблица6.A1" office:value-type="string">
            <text:p text:style-name="P24">6</text:p>
          </table:table-cell>
          <table:table-cell table:style-name="Таблица6.A1" office:value-type="string">
            <text:p text:style-name="P25"><text:span text:style-name="T15">R</text:span><text:span text:style-name="T16">5</text:span><text:span text:style-name="apple-converted-space"> </text:span><text:span text:style-name="T26">⃖</text:span><text:span text:style-name="apple-converted-space"> </text:span><text:line-break/>[<text:span text:style-name="T15">B</text:span>]<text:span text:style-name="T16">доп</text:span><text:line-break/><text:span text:style-name="T15">R</text:span><text:span text:style-name="T16">6</text:span></text:p>
          </table:table-cell>
          <table:table-cell table:style-name="Таблица6.A1" office:value-type="string">
            <text:p text:style-name="P24">0<text:span text:style-name="T48">0100110</text:span><text:line-break/><text:span text:style-name="T27">111</text:span><text:span text:style-name="T32">00001</text:span><text:line-break/><text:span text:style-name="T48">00000111</text:span><text:line-break/><text:span text:style-name="T33">Зн</text:span><text:span text:style-name="T34">R</text:span><text:span text:style-name="T18">6</text:span><text:span text:style-name="apple-converted-space"> </text:span><text:span text:style-name="apple-converted-space"><text:span text:style-name="T33">≠</text:span></text:span><text:span text:style-name="T33"> ЗнВ</text:span></text:p>
          </table:table-cell>
          <table:table-cell table:style-name="Таблица6.A1" office:value-type="string">
            <text:p text:style-name="P25"><text:span text:style-name="T48">0</text:span>0|01<text:span text:style-name="T48">1</text:span>000<text:line-break/><text:line-break/><text:span text:style-name="T48">00</text:span>|01<text:span text:style-name="T48">1000</text:span></text:p>
          </table:table-cell>
          <table:table-cell table:style-name="Таблица6.A1" office:value-type="string">
            <text:p text:style-name="P25">Сдвиг остатка влево<text:line-break/>Сложение с делителем<text:line-break/>Формирование цифры частного</text:p>
          </table:table-cell>
        </table:table-row>
        <table:table-row table:style-name="Таблица6.1">
          <table:table-cell table:style-name="Таблица6.A1" office:value-type="string">
            <text:p text:style-name="P24">7</text:p>
          </table:table-cell>
          <table:table-cell table:style-name="Таблица6.A1" office:value-type="string">
            <text:p text:style-name="P25"><text:span text:style-name="T15">R</text:span><text:span text:style-name="T16">6</text:span><text:span text:style-name="apple-converted-space"> </text:span><text:span text:style-name="T26">⃖</text:span><text:span text:style-name="apple-converted-space"> </text:span><text:line-break/>[<text:span text:style-name="T15">-B</text:span>]<text:span text:style-name="T16">пр</text:span><text:line-break/><text:span text:style-name="T15">R</text:span><text:span text:style-name="T16">7</text:span></text:p>
          </table:table-cell>
          <table:table-cell table:style-name="Таблица6.A1" office:value-type="string">
            <text:p text:style-name="P24"><text:span text:style-name="T48">00001110</text:span><text:line-break/><text:span text:style-name="T32">11100001</text:span><text:line-break/>111<text:span text:style-name="T48">0</text:span>1111<text:line-break/><text:span text:style-name="T33">Зн</text:span><text:span text:style-name="T34">R</text:span><text:span text:style-name="T18">7</text:span><text:span text:style-name="apple-converted-space"> </text:span><text:span text:style-name="T33">= ЗнВ</text:span></text:p>
          </table:table-cell>
          <table:table-cell table:style-name="Таблица6.A1" office:value-type="string">
            <text:p text:style-name="P25">0|01<text:span text:style-name="T48">1</text:span>00<text:span text:style-name="T48">0</text:span>0<text:line-break/><text:line-break/>0|01<text:span text:style-name="T48">1</text:span>00<text:span text:style-name="T48">0</text:span>1</text:p>
          </table:table-cell>
          <table:table-cell table:style-name="Таблица6.A1" office:value-type="string">
            <text:p text:style-name="P25">Сдвиг остатка влево<text:line-break/>Вычитание делителя<text:line-break/>Формирование цифры частного</text:p>
          </table:table-cell>
        </table:table-row>
        <table:table-row table:style-name="Таблица6.1">
          <table:table-cell table:style-name="Таблица6.A1" office:value-type="string">
            <text:p text:style-name="P24">8</text:p>
          </table:table-cell>
          <table:table-cell table:style-name="Таблица6.A1" office:value-type="string">
            <text:p text:style-name="P25"><text:span text:style-name="T15">R</text:span><text:span text:style-name="T16">7</text:span><text:span text:style-name="apple-converted-space"> </text:span><text:span text:style-name="T26">⃖</text:span><text:span text:style-name="apple-converted-space"> </text:span><text:line-break/>[<text:span text:style-name="T15">-B</text:span>]<text:span text:style-name="T16">пр</text:span><text:line-break/><text:span text:style-name="T15">R</text:span><text:span text:style-name="T16">8</text:span></text:p>
          </table:table-cell>
          <table:table-cell table:style-name="Таблица6.A1" office:value-type="string">
            <text:p text:style-name="P24">11<text:span text:style-name="T48">011110</text:span><text:line-break/><text:span text:style-name="T27">000</text:span><text:span text:style-name="T32">11111</text:span><text:line-break/><text:span text:style-name="T48">11111101</text:span><text:line-break/><text:span text:style-name="T33">Зн</text:span><text:span text:style-name="T34">R</text:span><text:span text:style-name="T18">8</text:span><text:span text:style-name="apple-converted-space"> </text:span><text:span text:style-name="apple-converted-space"><text:span text:style-name="T33">=</text:span></text:span><text:span text:style-name="T33"> ЗнВ</text:span></text:p>
          </table:table-cell>
          <table:table-cell table:style-name="Таблица6.A1" office:value-type="string">
            <text:p text:style-name="P25"><text:span text:style-name="T48">01100010</text:span><text:line-break/><text:line-break/><text:span text:style-name="T48">01100011</text:span></text:p>
          </table:table-cell>
          <table:table-cell table:style-name="Таблица6.A1" office:value-type="string">
            <text:p text:style-name="P25">Сдвиг остатка влево<text:line-break/>Вычитание делителя<text:line-break/>Формирование цифры частного</text:p>
          </table:table-cell>
        </table:table-row>
      </table:table>
      <text:p text:style-name="P44"><text:span text:style-name="T4">В результате выполнения операции получено положительное частное и отрицательный остаток</text:span><text:span text:style-name="T10">:<text:line-break/></text:span><text:span text:style-name="T4">[C]</text:span><text:span text:style-name="T9">пр</text:span><text:span text:style-name="T4"> = 0.</text:span><text:span text:style-name="T7">1100011</text:span><text:span text:style-name="T9">2</text:span><text:span text:style-name="T4"> = </text:span><text:span text:style-name="T7">99</text:span><text:span text:style-name="T9">10</text:span><text:span text:style-name="T4"> </text:span></text:p>
      <text:h text:style-name="P37" text:outline-level="1"><text:span text:style-name="T10">[R]</text:span><text:span text:style-name="T9">пр</text:span><text:span text:style-name="T10"> = 1.</text:span><text:span text:style-name="T12">0000011</text:span><text:span text:style-name="T9">2</text:span><text:span text:style-name="T10"> = -</text:span><text:span text:style-name="T12">3</text:span><text:span text:style-name="T9">10</text:span></text:h>
      <text:h text:style-name="P37" text:outline-level="1"><text:span text:style-name="T9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23:11:30.705272496</meta:creation-date>
    <meta:generator>LibreOffice/7.3.7.2$Linux_X86_64 LibreOffice_project/30$Build-2</meta:generator>
    <dc:date>2023-11-05T12:51:41.177142492</dc:date>
    <meta:editing-duration>PT3M43S</meta:editing-duration>
    <meta:editing-cycles>2</meta:editing-cycles>
    <meta:document-statistic meta:table-count="5" meta:image-count="0" meta:object-count="0" meta:page-count="6" meta:paragraph-count="263" meta:word-count="1039" meta:character-count="6821" meta:non-whitespace-character-count="5968"/>
  </office:meta>
</office:document-meta>
</file>